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paragraph-rsid="0013cd85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officeooo:paragraph-rsid="000f1b2b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fo:font-style="normal" officeooo:paragraph-rsid="00129624" style:font-style-asian="normal" style:font-style-complex="normal"/>
    </style:style>
    <style:style style:name="P17" style:family="paragraph" style:parent-style-name="Text_20_body">
      <style:paragraph-properties fo:text-align="start" style:justify-single-word="false"/>
      <style:text-properties fo:font-style="normal" officeooo:rsid="00103be0" officeooo:paragraph-rsid="00103be0" style:font-style-asian="normal" style:font-style-complex="normal"/>
    </style:style>
    <style:style style:name="P18" style:family="paragraph" style:parent-style-name="Text_20_body">
      <style:paragraph-properties fo:text-align="start" style:justify-single-word="false"/>
      <style:text-properties fo:font-style="normal" officeooo:rsid="00129624" officeooo:paragraph-rsid="00129624" style:font-style-asian="normal" style:font-style-complex="normal"/>
    </style:style>
    <style:style style:name="P19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20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21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22" style:family="paragraph" style:parent-style-name="Text_20_body">
      <style:paragraph-properties fo:break-before="page"/>
      <style:text-properties fo:font-style="normal" style:font-style-asian="normal" style:font-style-complex="normal"/>
    </style:style>
    <style:style style:name="P23" style:family="paragraph" style:parent-style-name="Text_20_body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28" style:family="paragraph" style:parent-style-name="Table_20_Heading">
      <style:text-properties fo:font-weight="bold" style:font-weight-asian="bold" style:font-weight-complex="bold"/>
    </style:style>
    <style:style style:name="P29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30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31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3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Text_20_body">
      <style:paragraph-properties fo:text-align="start" style:justify-single-word="false"/>
      <style:text-properties fo:font-style="normal" officeooo:rsid="000f1b2b" officeooo:paragraph-rsid="000f1b2b" style:font-style-asian="normal" style:font-style-complex="normal"/>
    </style:style>
    <style:style style:name="P35" style:family="paragraph" style:parent-style-name="Text_20_body">
      <style:paragraph-properties fo:text-align="start" style:justify-single-word="false"/>
      <style:text-properties fo:font-style="normal" officeooo:rsid="0010ff1d" officeooo:paragraph-rsid="0010ff1d" style:font-style-asian="normal" style:font-style-complex="normal"/>
    </style:style>
    <style:style style:name="P36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37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38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39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40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41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42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43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44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45" style:family="paragraph" style:parent-style-name="Heading_20_2">
      <style:text-properties fo:font-style="normal" style:font-style-asian="normal" style:font-style-complex="normal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Contents_20_Heading">
      <style:paragraph-properties fo:break-before="page"/>
    </style:style>
    <style:style style:name="P49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50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51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52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53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54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55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56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57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58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5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6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officeooo:paragraph-rsid="001bfd58" style:font-name-asian="Arial" style:font-size-asian="12pt" style:font-style-asian="normal" style:font-name-complex="Arial" style:font-size-complex="12pt" style:font-style-complex="normal"/>
    </style:style>
    <style:style style:name="P61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62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209267" style:font-name-asian="Arial" style:font-size-asian="12pt" style:font-style-asian="normal" style:font-name-complex="Arial" style:font-size-complex="12pt" style:font-style-complex="normal"/>
    </style:style>
    <style:style style:name="P6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64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65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66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67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68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6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70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71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72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73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74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75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76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77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78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79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80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81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82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83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84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85" style:family="paragraph" style:parent-style-name="normal" style:list-style-name="L29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8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8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8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8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0" style:family="paragraph" style:parent-style-name="normal" style:list-style-name="L3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3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9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0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1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4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6" style:family="paragraph" style:parent-style-name="normal" style:list-style-name="L14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7" style:family="paragraph" style:parent-style-name="normal" style:list-style-name="L14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8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9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0" style:family="paragraph" style:parent-style-name="normal" style:list-style-name="L28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1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122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2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2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12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12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12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12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12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13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13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132" style:family="paragraph" style:parent-style-name="normal" style:list-style-name="L18">
      <style:paragraph-properties fo:line-height="150%" fo:text-align="justify" style:justify-single-word="false"/>
      <style:text-properties officeooo:paragraph-rsid="0015d025"/>
    </style:style>
    <style:style style:name="P133" style:family="paragraph" style:parent-style-name="normal" style:list-style-name="L19">
      <style:paragraph-properties fo:line-height="150%" fo:text-align="justify" style:justify-single-word="false"/>
      <style:text-properties officeooo:paragraph-rsid="0015d025"/>
    </style:style>
    <style:style style:name="P134" style:family="paragraph" style:parent-style-name="normal" style:list-style-name="L20">
      <style:paragraph-properties fo:line-height="150%" fo:text-align="justify" style:justify-single-word="false"/>
      <style:text-properties officeooo:paragraph-rsid="0015d025"/>
    </style:style>
    <style:style style:name="P135" style:family="paragraph" style:parent-style-name="normal" style:list-style-name="L21">
      <style:paragraph-properties fo:line-height="150%" fo:text-align="justify" style:justify-single-word="false"/>
      <style:text-properties officeooo:paragraph-rsid="00192429"/>
    </style:style>
    <style:style style:name="P136" style:family="paragraph" style:parent-style-name="normal" style:list-style-name="L22">
      <style:paragraph-properties fo:line-height="150%" fo:text-align="justify" style:justify-single-word="false"/>
      <style:text-properties officeooo:paragraph-rsid="00192429"/>
    </style:style>
    <style:style style:name="P137" style:family="paragraph" style:parent-style-name="normal" style:list-style-name="L23">
      <style:paragraph-properties fo:line-height="150%" fo:text-align="justify" style:justify-single-word="false"/>
      <style:text-properties officeooo:paragraph-rsid="00193304"/>
    </style:style>
    <style:style style:name="P138" style:family="paragraph" style:parent-style-name="normal" style:list-style-name="L24">
      <style:paragraph-properties fo:line-height="150%" fo:text-align="justify" style:justify-single-word="false"/>
      <style:text-properties officeooo:paragraph-rsid="001bfd58"/>
    </style:style>
    <style:style style:name="P139" style:family="paragraph" style:parent-style-name="normal" style:list-style-name="L25">
      <style:paragraph-properties fo:line-height="150%" fo:text-align="justify" style:justify-single-word="false"/>
      <style:text-properties officeooo:paragraph-rsid="001bfd58"/>
    </style:style>
    <style:style style:name="P140" style:family="paragraph" style:parent-style-name="normal" style:list-style-name="L26">
      <style:paragraph-properties fo:line-height="150%" fo:text-align="justify" style:justify-single-word="false"/>
      <style:text-properties officeooo:paragraph-rsid="001bfd58"/>
    </style:style>
    <style:style style:name="P141" style:family="paragraph" style:parent-style-name="normal" style:list-style-name="L27">
      <style:paragraph-properties fo:line-height="150%" fo:text-align="justify" style:justify-single-word="false"/>
      <style:text-properties officeooo:paragraph-rsid="001cfc45"/>
    </style:style>
    <style:style style:name="P142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143" style:family="paragraph" style:parent-style-name="normal" style:list-style-name="L10">
      <style:paragraph-properties fo:line-height="150%" fo:text-align="justify" style:justify-single-word="false"/>
      <style:text-properties officeooo:rsid="00192429" officeooo:paragraph-rsid="00192429"/>
    </style:style>
    <style:style style:name="P144" style:family="paragraph" style:parent-style-name="normal" style:list-style-name="L13">
      <style:paragraph-properties fo:line-height="150%" fo:text-align="justify" style:justify-single-word="false"/>
      <style:text-properties officeooo:rsid="00193304" officeooo:paragraph-rsid="00193304"/>
    </style:style>
    <style:style style:name="P145" style:family="paragraph" style:parent-style-name="normal">
      <style:paragraph-properties fo:line-height="150%" fo:text-align="justify" style:justify-single-word="false"/>
      <style:text-properties officeooo:rsid="001a50ca" officeooo:paragraph-rsid="001a50ca"/>
    </style:style>
    <style:style style:name="P146" style:family="paragraph" style:parent-style-name="normal" style:list-style-name="WW8Num14">
      <style:paragraph-properties fo:line-height="150%" fo:text-align="justify" style:justify-single-word="false"/>
      <style:text-properties officeooo:rsid="001bfd58" officeooo:paragraph-rsid="001bfd58"/>
    </style:style>
    <style:style style:name="P147" style:family="paragraph" style:parent-style-name="normal" style:list-style-name="WW8Num32">
      <style:paragraph-properties fo:line-height="150%" fo:text-align="justify" style:justify-single-word="false"/>
      <style:text-properties officeooo:rsid="001bfd58" officeooo:paragraph-rsid="001bfd58"/>
    </style:style>
    <style:style style:name="P148" style:family="paragraph" style:parent-style-name="normal">
      <style:paragraph-properties fo:line-height="150%" fo:text-align="justify" style:justify-single-word="false"/>
      <style:text-properties officeooo:rsid="001bfd58" officeooo:paragraph-rsid="001bfd58"/>
    </style:style>
    <style:style style:name="P14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officeooo:rsid="001a50ca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209267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7" style:family="text">
      <style:text-properties fo:font-style="normal" style:font-name-asian="Arial" style:font-style-asian="normal" style:font-name-complex="Arial" style:font-style-complex="normal"/>
    </style:style>
    <style:style style:name="T8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9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10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11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12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13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18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3cd85" style:font-weight-asian="normal" style:font-weight-complex="normal"/>
    </style:style>
    <style:style style:name="T22" style:family="text">
      <style:text-properties fo:font-weight="normal" officeooo:rsid="0015d025" style:font-weight-asian="normal" style:font-weight-complex="normal"/>
    </style:style>
    <style:style style:name="T23" style:family="text">
      <style:text-properties fo:font-weight="normal" officeooo:rsid="001a50ca" style:font-weight-asian="normal" style:font-weight-complex="normal"/>
    </style:style>
    <style:style style:name="T24" style:family="text">
      <style:text-properties fo:font-weight="normal" officeooo:rsid="00204a89" style:font-weight-asian="normal" style:font-weight-complex="normal"/>
    </style:style>
    <style:style style:name="T25" style:family="text">
      <style:text-properties style:font-name="Open Sans Light" fo:font-weight="normal" style:font-weight-asian="normal" style:font-weight-complex="normal"/>
    </style:style>
    <style:style style:name="T26" style:family="text">
      <style:text-properties style:font-name="PT Serif2"/>
    </style:style>
    <style:style style:name="T27" style:family="text">
      <style:text-properties style:font-name="PT Serif2" fo:font-style="italic" style:font-style-asian="italic" style:font-style-complex="italic"/>
    </style:style>
    <style:style style:name="T28" style:family="text"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T29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30" style:family="text">
      <style:text-properties style:font-name="PT Serif2" fo:font-size="12pt" fo:font-style="normal" officeooo:rsid="001bfd58" style:font-name-asian="Arial" style:font-size-asian="12pt" style:font-style-asian="normal" style:font-name-complex="Arial" style:font-size-complex="12pt" style:font-style-complex="normal"/>
    </style:style>
    <style:style style:name="T31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32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3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4" style:family="text">
      <style:text-properties style:font-name="PT Serif2" fo:font-size="12pt" fo:font-style="normal" fo:font-weight="normal" officeooo: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5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6" style:family="text">
      <style:text-properties style:font-name="PT Serif2" fo:font-size="12pt" fo:font-style="normal" fo:font-weight="normal" officeooo: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7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8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0f1b2b"/>
    </style:style>
    <style:style style:name="T41" style:family="text">
      <style:text-properties officeooo:rsid="00103be0"/>
    </style:style>
    <style:style style:name="T42" style:family="text">
      <style:text-properties officeooo:rsid="0010ff1d"/>
    </style:style>
    <style:style style:name="T43" style:family="text">
      <style:text-properties officeooo:rsid="00129624"/>
    </style:style>
    <style:style style:name="T44" style:family="text">
      <style:text-properties officeooo:rsid="0013cd85"/>
    </style:style>
    <style:style style:name="T45" style:family="text">
      <style:text-properties officeooo:rsid="00145a1c"/>
    </style:style>
    <style:style style:name="T46" style:family="text">
      <style:text-properties officeooo:rsid="0015d025"/>
    </style:style>
    <style:style style:name="T47" style:family="text">
      <style:text-properties officeooo:rsid="0017918a"/>
    </style:style>
    <style:style style:name="T48" style:family="text">
      <style:text-properties officeooo:rsid="00192429"/>
    </style:style>
    <style:style style:name="T49" style:family="text">
      <style:text-properties officeooo:rsid="00193304"/>
    </style:style>
    <style:style style:name="T50" style:family="text">
      <style:text-properties officeooo:rsid="001a50ca"/>
    </style:style>
    <style:style style:name="T51" style:family="text">
      <style:text-properties officeooo:rsid="001f8c6a"/>
    </style:style>
    <style:style style:name="T52" style:family="text">
      <style:text-properties style:font-name-asian="Arial"/>
    </style:style>
    <style:style style:name="T53" style:family="text">
      <style:text-properties officeooo:rsid="001f8c6a" style:font-name-asian="Arial"/>
    </style:style>
    <style:style style:name="T54" style:family="text">
      <style:text-properties officeooo:rsid="00204a89"/>
    </style:style>
    <style:style style:name="T55" style:family="text">
      <style:text-properties officeooo:rsid="0022b26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25">Sustav za arhivu i <text:line-break/>reprodukciju tonskih zapisa</text:span><text:span text:style-name="T20"> </text:span></text:p>
      <text:p text:style-name="P5">Dokumentacija, revizija 1.0</text:p>
      <text:p text:style-name="P4"/>
      <text:p text:style-name="P4"/>
      <text:p text:style-name="P6"><text:span text:style-name="T26"><text:line-break/><text:line-break/><text:line-break/><text:line-break/>Grupa: </text:span><text:span text:style-name="T27">BananaBlade<text:line-break/></text:span><text:span text:style-name="T26">Voditelj: </text:span><text:span text:style-name="T27">Zvonimir Jurelinac<text:line-break/><text:line-break/></text:span><text:span text:style-name="T26">Datum predaje: </text:span><text:span text:style-name="T27">dd. Mjesec yyyy.<text:line-break/><text:line-break/></text:span><text:span text:style-name="T26">Nastavnik: </text:span><text:span text:style-name="T27">&lt;nastavnik&gt;</text:span></text:p>
      <text:table-of-content text:style-name="Sect1" text:name="Table of Contents1">
        <text:table-of-content-source text:outline-level="3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8">Sadržaj</text:p>
          </text:index-title>
          <text:p text:style-name="P47"><text:a xlink:type="simple" xlink:href="#__RefHeading___Toc196_1769527897" text:style-name="Index_20_Link" text:visited-style-name="Index_20_Link">1. Dnevnik promjene dokumentacije<text:tab/>3</text:a></text:p>
          <text:p text:style-name="P47"><text:a xlink:type="simple" xlink:href="#__RefHeading___Toc198_1769527897" text:style-name="Index_20_Link" text:visited-style-name="Index_20_Link">2. Opis projektnog zadatka<text:tab/>4</text:a></text:p>
          <text:p text:style-name="P47"><text:a xlink:type="simple" xlink:href="#__RefHeading___Toc200_1769527897" text:style-name="Index_20_Link" text:visited-style-name="Index_20_Link">3. Rječnik pojmova<text:tab/>8</text:a></text:p>
          <text:p text:style-name="P47"><text:a xlink:type="simple" xlink:href="#__RefHeading___Toc202_1769527897" text:style-name="Index_20_Link" text:visited-style-name="Index_20_Link">4. Funkcionalni zahtjevi<text:tab/>9</text:a></text:p>
          <text:p text:style-name="P149"><text:a xlink:type="simple" xlink:href="#__RefHeading___Toc1317_1463536368" text:style-name="Index_20_Link" text:visited-style-name="Index_20_Link">4.1 Opis obrazaca uporabe:<text:tab/>11</text:a></text:p>
          <text:p text:style-name="P47"><text:a xlink:type="simple" xlink:href="#__RefHeading___Toc204_1769527897" text:style-name="Index_20_Link" text:visited-style-name="Index_20_Link">5. Ostali zahtjevi<text:tab/>18</text:a></text:p>
          <text:p text:style-name="P47"><text:a xlink:type="simple" xlink:href="#__RefHeading___Toc206_1769527897" text:style-name="Index_20_Link" text:visited-style-name="Index_20_Link">6. Arhitektura i dizajn sustava<text:tab/>19</text:a></text:p>
          <text:p text:style-name="P149"><text:a xlink:type="simple" xlink:href="#__RefHeading___Toc443_1769527897" text:style-name="Index_20_Link" text:visited-style-name="Index_20_Link">6.1. Svrha, opći prioriteti i skica sustava<text:tab/>19</text:a></text:p>
          <text:p text:style-name="P149"><text:a xlink:type="simple" xlink:href="#__RefHeading___Toc445_1769527897" text:style-name="Index_20_Link" text:visited-style-name="Index_20_Link">6.2. Dijagram razreda s opisom<text:tab/>19</text:a></text:p>
          <text:p text:style-name="P149"><text:a xlink:type="simple" xlink:href="#__RefHeading___Toc447_1769527897" text:style-name="Index_20_Link" text:visited-style-name="Index_20_Link">6.3. Dijagram objekata<text:tab/>19</text:a></text:p>
          <text:p text:style-name="P149"><text:a xlink:type="simple" xlink:href="#__RefHeading___Toc449_1769527897" text:style-name="Index_20_Link" text:visited-style-name="Index_20_Link">6.4. Ostali UML dijagrami<text:tab/>19</text:a></text:p>
          <text:p text:style-name="P47"><text:a xlink:type="simple" xlink:href="#__RefHeading___Toc208_1769527897" text:style-name="Index_20_Link" text:visited-style-name="Index_20_Link">7. Implementacija i korisničko sučelje<text:tab/>20</text:a></text:p>
          <text:p text:style-name="P149"><text:a xlink:type="simple" xlink:href="#__RefHeading___Toc451_1769527897" text:style-name="Index_20_Link" text:visited-style-name="Index_20_Link">7.1. Dijagram razmještaja<text:tab/>20</text:a></text:p>
          <text:p text:style-name="P149"><text:a xlink:type="simple" xlink:href="#__RefHeading___Toc453_1769527897" text:style-name="Index_20_Link" text:visited-style-name="Index_20_Link">7.2. Korištene tehnologije i alati<text:tab/>20</text:a></text:p>
          <text:p text:style-name="P149"><text:a xlink:type="simple" xlink:href="#__RefHeading___Toc455_1769527897" text:style-name="Index_20_Link" text:visited-style-name="Index_20_Link">7.3. Isječak programskog koda vezan za temeljnu funkcionalnost sustava<text:tab/>20</text:a></text:p>
          <text:p text:style-name="P149"><text:a xlink:type="simple" xlink:href="#__RefHeading___Toc457_1769527897" text:style-name="Index_20_Link" text:visited-style-name="Index_20_Link">7.4. Ispitivanje programskog rješenja<text:tab/>20</text:a></text:p>
          <text:p text:style-name="P149"><text:a xlink:type="simple" xlink:href="#__RefHeading___Toc459_1769527897" text:style-name="Index_20_Link" text:visited-style-name="Index_20_Link">7.5. Upute za instalaciju<text:tab/>20</text:a></text:p>
          <text:p text:style-name="P149"><text:a xlink:type="simple" xlink:href="#__RefHeading___Toc461_1769527897" text:style-name="Index_20_Link" text:visited-style-name="Index_20_Link">7.6. Korisničke upute<text:tab/>20</text:a></text:p>
          <text:p text:style-name="P47"><text:a xlink:type="simple" xlink:href="#__RefHeading___Toc210_1769527897" text:style-name="Index_20_Link" text:visited-style-name="Index_20_Link">8. Zaključak i budući rad<text:tab/>21</text:a></text:p>
          <text:p text:style-name="P47"><text:a xlink:type="simple" xlink:href="#__RefHeading___Toc421_1769527897" text:style-name="Index_20_Link" text:visited-style-name="Index_20_Link">9. Popis literature<text:tab/>22</text:a></text:p>
          <text:p text:style-name="P47"><text:a xlink:type="simple" xlink:href="#__RefHeading___Toc423_1769527897" text:style-name="Index_20_Link" text:visited-style-name="Index_20_Link">Dodatak A: Indeks (slika, dijagrama, tablica, ispisa koda)<text:tab/>23</text:a></text:p>
          <text:p text:style-name="P47"><text:a xlink:type="simple" xlink:href="#__RefHeading___Toc425_1769527897" text:style-name="Index_20_Link" text:visited-style-name="Index_20_Link">Dodatak B: Dnevnik sastajanja<text:tab/>24</text:a></text:p>
          <text:p text:style-name="P47"><text:a xlink:type="simple" xlink:href="#__RefHeading___Toc427_1769527897" text:style-name="Index_20_Link" text:visited-style-name="Index_20_Link">Dodatak C: Prikaz aktivnosti grupe<text:tab/>25</text:a></text:p>
          <text:p text:style-name="P47"><text:a xlink:type="simple" xlink:href="#__RefHeading___Toc429_1769527897" text:style-name="Index_20_Link" text:visited-style-name="Index_20_Link">Dodatak D: Plan rada / Pregled rada i stanje ostvarenja<text:tab/>26</text:a></text:p>
        </text:index-body>
      </text:table-of-content>
      <text:h text:style-name="P42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8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25">0.1</text:p>
          </table:table-cell>
          <table:table-cell table:style-name="Table1.B10" office:value-type="string">
            <text:p text:style-name="P24">Stvoren predložak za dokumentaciju</text:p>
          </table:table-cell>
          <table:table-cell table:style-name="Table1.C10" office:value-type="string">
            <text:p text:style-name="P24">Jurelinac</text:p>
          </table:table-cell>
          <table:table-cell table:style-name="Table1.D2" office:value-type="string">
            <text:p text:style-name="P24">25. 10. <text:span text:style-name="T43">20</text:span>15</text:p>
          </table:table-cell>
        </table:table-row>
        <table:table-row>
          <table:table-cell table:style-name="Table1.A10" office:value-type="string">
            <text:p text:style-name="P25">0.1.1</text:p>
          </table:table-cell>
          <table:table-cell table:style-name="Table1.B10" office:value-type="string">
            <text:p text:style-name="P24">Napisan dio opisa<text:line-break/>Dodan rječnik pojmova</text:p>
          </table:table-cell>
          <table:table-cell table:style-name="Table1.C10" office:value-type="string">
            <text:p text:style-name="P24">Jurelinac</text:p>
          </table:table-cell>
          <table:table-cell table:style-name="Table1.D3" office:value-type="string">
            <text:p text:style-name="P24">25. 10. <text:span text:style-name="T43">20</text:span>15</text:p>
          </table:table-cell>
        </table:table-row>
        <table:table-row>
          <table:table-cell table:style-name="Table1.A10" office:value-type="string">
            <text:p text:style-name="P25">0.1.2</text:p>
          </table:table-cell>
          <table:table-cell table:style-name="Table1.B10" office:value-type="string">
            <text:p text:style-name="P24">Proširen opis zadatka</text:p>
          </table:table-cell>
          <table:table-cell table:style-name="Table1.C10" office:value-type="string">
            <text:p text:style-name="P24">Škalec</text:p>
          </table:table-cell>
          <table:table-cell table:style-name="Table1.D4" office:value-type="string">
            <text:p text:style-name="P24">02. 11. <text:span text:style-name="T43">20</text:span>15</text:p>
          </table:table-cell>
        </table:table-row>
        <table:table-row>
          <table:table-cell table:style-name="Table1.A10" office:value-type="string">
            <text:p text:style-name="P25">0.1.3</text:p>
          </table:table-cell>
          <table:table-cell table:style-name="Table1.B10" office:value-type="string">
            <text:p text:style-name="P24">Proširen pojmovnik</text:p>
            <text:p text:style-name="P24">Započeti funkcionalni zahtjevi</text:p>
          </table:table-cell>
          <table:table-cell table:style-name="Table1.C10" office:value-type="string">
            <text:p text:style-name="P24">Škalec</text:p>
          </table:table-cell>
          <table:table-cell table:style-name="Table1.D5" office:value-type="string">
            <text:p text:style-name="P24">05. 11. <text:span text:style-name="T43">20</text:span>15</text:p>
          </table:table-cell>
        </table:table-row>
        <table:table-row>
          <table:table-cell table:style-name="Table1.A10" office:value-type="string">
            <text:p text:style-name="P25">0.1.4</text:p>
          </table:table-cell>
          <table:table-cell table:style-name="Table1.B10" office:value-type="string">
            <text:p text:style-name="P24">Dovršeni funkcionalni zahtjevi</text:p>
            <text:p text:style-name="P24">Manje izmjene</text:p>
          </table:table-cell>
          <table:table-cell table:style-name="Table1.C10" office:value-type="string">
            <text:p text:style-name="P24">Škalec</text:p>
          </table:table-cell>
          <table:table-cell table:style-name="Table1.D6" office:value-type="string">
            <text:p text:style-name="P24">10. 11. <text:span text:style-name="T43">20</text:span>15</text:p>
          </table:table-cell>
        </table:table-row>
        <table:table-row>
          <table:table-cell table:style-name="Table1.A10" office:value-type="string">
            <text:p text:style-name="P26">0.1.5</text:p>
          </table:table-cell>
          <table:table-cell table:style-name="Table1.B10" office:value-type="string">
            <text:p text:style-name="P27">Izmjene dijela opisa, <text:span text:style-name="T46">izmijenjeni neki obrasci upotrebe, dodani neki novi</text:span>, izmijenjen rječnik pojmova</text:p>
          </table:table-cell>
          <table:table-cell table:style-name="Table1.C10" office:value-type="string">
            <text:p text:style-name="P27">Jurelinac</text:p>
          </table:table-cell>
          <table:table-cell table:style-name="Table1.D10" office:value-type="string">
            <text:p text:style-name="P27">14. 11. 2015</text:p>
          </table:table-cell>
        </table:table-row>
        <table:table-row>
          <table:table-cell table:style-name="Table1.A10" office:value-type="string">
            <text:p text:style-name="P25"/>
          </table:table-cell>
          <table:table-cell table:style-name="Table1.B10" office:value-type="string">
            <text:p text:style-name="P24"/>
          </table:table-cell>
          <table:table-cell table:style-name="Table1.C10" office:value-type="string">
            <text:p text:style-name="P24"/>
          </table:table-cell>
          <table:table-cell table:style-name="Table1.D10" office:value-type="string">
            <text:p text:style-name="P24"/>
          </table:table-cell>
        </table:table-row>
        <table:table-row>
          <table:table-cell table:style-name="Table1.A10" office:value-type="string">
            <text:p text:style-name="P25"/>
          </table:table-cell>
          <table:table-cell table:style-name="Table1.B10" office:value-type="string">
            <text:p text:style-name="P24"/>
          </table:table-cell>
          <table:table-cell table:style-name="Table1.C10" office:value-type="string">
            <text:p text:style-name="P24"/>
          </table:table-cell>
          <table:table-cell table:style-name="Table1.D10" office:value-type="string">
            <text:p text:style-name="P24"/>
          </table:table-cell>
        </table:table-row>
        <table:table-row>
          <table:table-cell table:style-name="Table1.A10" office:value-type="string">
            <text:p text:style-name="P25"/>
          </table:table-cell>
          <table:table-cell table:style-name="Table1.B10" office:value-type="string">
            <text:p text:style-name="P24"/>
          </table:table-cell>
          <table:table-cell table:style-name="Table1.C10" office:value-type="string">
            <text:p text:style-name="P24"/>
          </table:table-cell>
          <table:table-cell table:style-name="Table1.D10" office:value-type="string">
            <text:p text:style-name="P24"/>
          </table:table-cell>
        </table:table-row>
      </table:table>
      <text:p text:style-name="P12"/>
      <text:h text:style-name="P44" text:outline-level="1"><text:bookmark-start text:name="__RefHeading___Toc198_1769527897"/>2. Opis projektnog zadatka<text:bookmark-end text:name="__RefHeading___Toc198_1769527897"/></text:h>
      <text:p text:style-name="P15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34">Kako bi aplikacija bila prikladna što širem spektru korisnika, poželjno je da ona bude pristupačna, pregledna i dovoljno jednostavna za korištenje da se njome mogu služiti i korisnici bez velikog informatičkog znanja. Također, bilo bi poželjno da dizajn aplikacije bude privlačan i moderan.</text:p>
      <text:p text:style-name="P15"><text:span text:style-name="T40">Detaljniji rad ove aplikacije je sljedeći: Za svaki dan unaprijed će se stvarati nova glazbena lista radio postaje, i to na način da će svaki </text:span>glazbeni uredni<text:span text:style-name="T41">k</text:span> stvarati <text:span text:style-name="T41">svoje </text:span>liste za nj<text:span text:style-name="T41">emu</text:span> dodijeljena vremensk<text:span text:style-name="T41">a</text:span> razdoblj<text:span text:style-name="T41">a unutar toga dana.</text:span> <text:span text:style-name="T44">Svi zapisi za reprodukciju moraju biti poznati najmanje 24 sata prije vremena njihove reprodukcije. R</text:span>egistrirani <text:span text:style-name="T41">će</text:span> korisnici stvaranjem lista želja, <text:span text:style-name="T41">u </text:span>koje <text:span text:style-name="T41">će</text:span> urednici <text:span text:style-name="T41">i</text:span>ma<text:span text:style-name="T41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p>
      <text:p text:style-name="P13">Korisnike sustava možemo podijeliti u pet grupa: vlasnik sustava, administrator, glazbeni urednik, registrirani korisnik i neregistrirani korisnik. Vlasnik je sustava odgovoran za definiranje administratora, te upisivanje kontakt podataka i podataka o radio postaji. Administrator sustava, <text:span text:style-name="T41">kao što je već rečeno,</text:span> određuje glazbene urednike, unosi zvučne zapise i uređuje podatke o urednicima i registriranim korisnicima postaje. Registrirani korisnici mogu sastavljati liste glazbenih želja. Neregistriranim su korisnicima dostupne mogućnosti slušanja glazbe, besplatne registracije i kratak pregled informacija o postaji. Sustav može imati jednog vlasnika, najviše deset administratora, te neograničen broj <text:soft-page-break/>registriranih korisnika. Svi korisnici mogu istovremeno koristiti sustav.</text:p>
      <text:p text:style-name="P17">Na početnoj se stranici web aplikacije <text:span text:style-name="T42">nalaze osnovni podaci o radio postaji, područje za prijavu korisnika u sustav kao i za registraciju novih korisnika, te najistaknutije, glazbeni player uz koji se nalaze i podaci o trenutno sviranom glazbenom zapisu.</text:span></text:p>
      <text:p text:style-name="P35">Prijavom u sustav, korisniku će biti prikazana upravljačka stranica sa svim njemu dostupnim mogućnostima, ovisno o vrsti korisničkog računa. Regularni korisnik kao ponuđene mogućnosti ima upravljanje vlastitim računom: pregled i izmjena osobnih podataka, promjena lozinke te brisanje korisničkog računa, kao i stvaranje i pregled liste želja. Glazbeni urednik, uz upravljanje vlastitim računom, ima prikazane mogućnosti slanja zahtjeva za dodjelom termina za uređivanje, te stvaranje i uređivanje lista za reprodukciju u dodijeljenim mu terminima. Administrator, uz upravljanje vlastitim računom, može pregledavati i uređivati podatke drugih korisnika, upravljati glazbenim zapisima radio postaje, upravljati glazbenim urednicima i njihovim terminima za reprodukciju, te pregledavati statistike korisnika i zvučnih zapisa. </text:p>
      <text:p text:style-name="P16"><text:span text:style-name="T42">L</text:span>iste <text:span text:style-name="T42">korisničkih</text:span> glazbenih želja sastoje se od maksimalno deset zapisa. <text:span text:style-name="T43">Svaki korisnik može po volji često uređivati svoju listu želja, no ona je tako vidljiva samo njemu. Da bi ju učinio globalno dostupnom (urednicima i administratorima), mora ju potvrditi, što može učiniti jednom svaka 24 sata (nakon jedne potvrde mora proći najmanje toliko do iduće).</text:span> <text:span text:style-name="T43">Glazbeni urednici uvidom u globalnu listu želja dobivaju povratnu informaciju od korisnika o traženosti pojedinih zapisa, što im omogućava da se bolje prilagode interesima slušatelja.</text:span></text:p>
      <text:p text:style-name="P13">Za uspjeh <text:span text:style-name="T44">ovog </text:span>projekta ključno je da glazbeni urednici redovito <text:span text:style-name="T44">koriste</text:span> sustav i kreiraju nove glazbene liste za reprodukciju. <text:span text:style-name="T43">Ako</text:span> <text:span text:style-name="T43">neki</text:span> glazbeni urednik ne kreira <text:span text:style-name="T43">svoju</text:span> listu na vrijeme, ponovit će se reprodukcija <text:span text:style-name="T44">liste</text:span> od <text:span text:style-name="T43">njegovog </text:span>prethodnog <text:span text:style-name="T43">termina</text:span>. Problem nastaje ako se to događa prečesto, ili više dana za redom; korisnici ne žele slušati iste pjesme iz dana u dan, <text:span text:style-name="T43">te bi u tom slučaju sustav trebao reagirati na odgovarajući način.</text:span></text:p>
      <text:p text:style-name="P18">Zbog mogućnosti da korisnik koristi slabiju internetsku vezu, a aplikacija uključuje prijenos i reprodukciju zvučnih zapisa preko iste, potrebno je da aplikacija bude što manja u pogledu <text:span text:style-name="T44">količine podataka,</text:span> kako bi se poboljšala <text:span text:style-name="T44">brzina i</text:span> kvaliteta usluge korisniku.</text:p>
      <text:p text:style-name="P19">Osobni podaci svakog korisnika sustava uključuju:</text:p>
      <text:list xml:id="list2332369373913382295" text:style-name="L1">
        <text:list-item>
          <text:p text:style-name="P37"><text:soft-page-break/>ime</text:p>
        </text:list-item>
        <text:list-item>
          <text:p text:style-name="P40">prezime</text:p>
        </text:list-item>
        <text:list-item>
          <text:p text:style-name="P37">e-mail adres<text:span text:style-name="T44">u</text:span></text:p>
        </text:list-item>
        <text:list-item>
          <text:p text:style-name="P40">lozinku</text:p>
        </text:list-item>
        <text:list-item>
          <text:p text:style-name="P37">adres<text:span text:style-name="T44">u</text:span> stanovanja</text:p>
        </text:list-item>
        <text:list-item>
          <text:p text:style-name="P40">zanimanje</text:p>
        </text:list-item>
        <text:list-item>
          <text:p text:style-name="P37">broj telefona</text:p>
        </text:list-item>
      </text:list>
      <text:p text:style-name="P19">Svi se podaci naknadno mogu promijeniti. </text:p>
      <text:p text:style-name="P14">Postaja ima arhivu tonskih zapis<text:span text:style-name="T44">a koji su dostupni za reprodukciju</text:span>. <text:span text:style-name="T44">Za svaki su zvučni zapis poznati sljedeći podaci:</text:span></text:p>
      <text:list xml:id="list4573282859571416759" text:style-name="L2">
        <text:list-item>
          <text:p text:style-name="P38">ime glazbenog zapisa</text:p>
        </text:list-item>
        <text:list-item>
          <text:p text:style-name="P38">ime izvođača</text:p>
        </text:list-item>
        <text:list-item>
          <text:p text:style-name="P41">putanja do datoteke zvučnog zapisa</text:p>
        </text:list-item>
        <text:list-item>
          <text:p text:style-name="P39">album </text:p>
        </text:list-item>
        <text:list-item>
          <text:p text:style-name="P39">nakladnik</text:p>
        </text:list-item>
        <text:list-item>
          <text:p text:style-name="P38">glazbeni žanr</text:p>
        </text:list-item>
        <text:list-item>
          <text:p text:style-name="P38">godina izdanja</text:p>
        </text:list-item>
        <text:list-item>
          <text:p text:style-name="P38">tip nosača</text:p>
        </text:list-item>
        <text:list-item>
          <text:p text:style-name="P38">trajanje zapisa</text:p>
        </text:list-item>
        <text:list-item>
          <text:p text:style-name="P38">frekvencija uzorkovanja</text:p>
        </text:list-item>
        <text:list-item>
          <text:p text:style-name="P38">format zapisa</text:p>
        </text:list-item>
        <text:list-item>
          <text:p text:style-name="P38">broj bitova kvantizacije</text:p>
        </text:list-item>
      </text:list>
      <text:p text:style-name="P19">Svi ovi podaci bit će pohranjeni u bazi podataka na poslužitelju. </text:p>
      <text:p text:style-name="P19">Web aplikacija bit će napisana u nekoliko trenutno popularnih web tehnologija, redom Python Flask za poslužiteljski dio aplikacije i komunikaciju s bazom podataka, AngularJS <text:soft-page-break/>za klijentski dio aplikacije koji se izvršava u web pregledniku, te JADE i S<text:span text:style-name="T45">A</text:span>SS, za dizajn i strukturu web stranice. Web aplikaciju bit će moguće pokretati s lokalnog poslužitelja, ili s neke od cloud platformi, kao što je RedHat OpenShift.</text:p>
      <text:p text:style-name="P20">Detalji sustava i njegove implementacije navedeni su u nastavku ovog dokumenta.</text:p>
      <text:h text:style-name="P44" text:outline-level="1"><text:bookmark-start text:name="__RefHeading___Toc200_1769527897"/>3. Rječnik pojmova<text:bookmark-end text:name="__RefHeading___Toc200_1769527897"/></text:h>
      <text:p text:style-name="P10"><text:span text:style-name="T4"><text:line-break/></text:span><text:span text:style-name="T5">Flask</text:span><text:span text:style-name="T4"> – Framework za izradu web aplikacija u programskom jeziku Python, popularan zbog svoje jednostavnosti i lakoće korištenja, kao i male veličine.</text:span></text:p>
      <text:p text:style-name="P21"><text:span text:style-name="T5">Peewee</text:span><text:span text:style-name="T4"> – Python biblioteka koja olakšava dizajn i korištenje baze podataka</text:span></text:p>
      <text:p text:style-name="P10"><text:span text:style-name="T5">AngularJS</text:span><text:span text:style-name="T4"> – Javascript framework za izradu web aplikacija, omogućuje njihov brz i intuitivan razvoj</text:span></text:p>
      <text:p text:style-name="P10"><text:span text:style-name="T5">REST</text:span><text:span text:style-name="T4"> – </text:span><text:span text:style-name="T1">Representational State Transfer –</text:span><text:span text:style-name="T4"> stil arhitekture mrežnih aplikacija koja komunikaciju između klijenta i servera ostvaruje putem HTTP zahtjeva</text:span></text:p>
      <text:p text:style-name="P10"><text:span text:style-name="T5">SASS</text:span><text:span text:style-name="T4"> – </text:span><text:span text:style-name="T1">Syntactically Awesome Style Sheets</text:span><text:span text:style-name="T4"> – proširenje CSS jezika koje dodaje brojne mogućnosti i bitno olakšava pisanje stilskih datoteka, kao i snalaženje u njima</text:span></text:p>
      <text:p text:style-name="P21"><text:span text:style-name="T5">JADE</text:span><text:span text:style-name="T4"> – strukturirani predlošci koji olakšavaju pisanje i održavanje HTML koda</text:span></text:p>
      <text:p text:style-name="P10"><text:span text:style-name="T5">MVC</text:span><text:span text:style-name="T4"> – </text:span><text:span text:style-name="T1">Model/View/Controller</text:span><text:span text:style-name="T4"> – obrazac arhitekture programske podrške, razdvaja sustav na </text:span><text:span text:style-name="T5">modele</text:span><text:span text:style-name="T4"> koji opisuju podatke i njihove operacije, </text:span><text:span text:style-name="T5">preglede</text:span><text:span text:style-name="T4"> koji vrše interakciju s krajnjim korisnicima (prikaz sučelja i podataka), te </text:span><text:span text:style-name="T5">upravljačke funkcije</text:span><text:span text:style-name="T4"> koje povezuju modele s pregledima.</text:span></text:p>
      <text:p text:style-name="P10"><text:span text:style-name="T39">Typescript</text:span> – <text:span text:style-name="T45">Nadgradnja programskog jezika Javascript koja podržava statičke tipove podataka, puni OO model programiranja te olakšava samo pisanje koda</text:span></text:p>
      <text:h text:style-name="P43" text:outline-level="1"><text:bookmark-start text:name="__RefHeading___Toc202_1769527897"/>4. Funkcionalni zahtjevi<text:bookmark-end text:name="__RefHeading___Toc202_1769527897"/></text:h>
      <text:p text:style-name="P11"/>
      <text:p text:style-name="P29">Dionici našeg sustava, odnosno osobe koje u njemu imaju interes, su:</text:p>
      <text:list xml:id="list2941079864352299108" text:style-name="WW8Num7">
        <text:list-item>
          <text:p text:style-name="P50">vlasnik sustava</text:p>
        </text:list-item>
        <text:list-item>
          <text:p text:style-name="P50">administrator</text:p>
        </text:list-item>
        <text:list-item>
          <text:p text:style-name="P50">glazbeni urednik</text:p>
        </text:list-item>
        <text:list-item>
          <text:p text:style-name="P50">registrirani korisnik</text:p>
        </text:list-item>
        <text:list-item>
          <text:p text:style-name="P50">neregistrirani korisnik</text:p>
        </text:list-item>
      </text:list>
      <text:p text:style-name="P29"/>
      <text:p text:style-name="P29">Aktorima se nazivaju oni koje vrše direktnu komunikaciju sa sustavom. To mogu biti inicijatori, koji pokreću procese u sustavu, ili sudionici, koji obavljaju zadane poslove.</text:p>
      <text:p text:style-name="P29"/>
      <text:p text:style-name="P29">Aktori i njihovi funkcionalni zahtjevi su:</text:p>
      <text:list xml:id="list5169218294696569580" text:style-name="WW8Num8">
        <text:list-item>
          <text:p text:style-name="P122"><text:span text:style-name="T6">vlasnik sustava</text:span><text:span text:style-name="T7">, inicijator:</text:span></text:p>
          <text:list>
            <text:list-item>
              <text:p text:style-name="P51">može uređivati podatke o postaji</text:p>
            </text:list-item>
            <text:list-item>
              <text:p text:style-name="P51">može postavljati administratore</text:p>
            </text:list-item>
          </text:list>
        </text:list-item>
        <text:list-item>
          <text:p text:style-name="P122"><text:span text:style-name="T6">administrator</text:span><text:span text:style-name="T7">, inicijator:</text:span></text:p>
          <text:list>
            <text:list-item>
              <text:p text:style-name="P51">može <text:span text:style-name="T45">upravljati glazbenim urednicima</text:span></text:p>
            </text:list-item>
            <text:list-item>
              <text:p text:style-name="P63">može upravljati zvučnim zapisima</text:p>
            </text:list-item>
            <text:list-item>
              <text:p text:style-name="P63">može upravljati podacima drugih korisnika</text:p>
            </text:list-item>
          </text:list>
        </text:list-item>
        <text:list-item>
          <text:p text:style-name="P122"><text:span text:style-name="T6">glazbeni urednik</text:span><text:span text:style-name="T7">, inicijator:</text:span></text:p>
          <text:list>
            <text:list-item>
              <text:p text:style-name="P51">može slagati liste za izvođenje</text:p>
            </text:list-item>
            <text:list-item>
              <text:p text:style-name="P63">može tražiti termine za reprodukciju</text:p>
            </text:list-item>
          </text:list>
        </text:list-item>
        <text:list-item>
          <text:p text:style-name="P122"><text:span text:style-name="T6">registrirani korisnik</text:span><text:span text:style-name="T7">, inicijator:</text:span></text:p>
          <text:list>
            <text:list-item>
              <text:p text:style-name="P51">može slagati listu želja</text:p>
            </text:list-item>
            <text:list-item>
              <text:p text:style-name="P51">može uređivati osobne podatke</text:p>
            </text:list-item>
          </text:list>
        </text:list-item>
        <text:list-item>
          <text:p text:style-name="P122"><text:soft-page-break/><text:span text:style-name="T6">neregistrirani korisnik</text:span><text:span text:style-name="T7">, inicijator:</text:span></text:p>
          <text:list>
            <text:list-item>
              <text:p text:style-name="P51">može se registrirati</text:p>
            </text:list-item>
            <text:list-item>
              <text:p text:style-name="P51">može slušati <text:span text:style-name="T45">program radio stanice</text:span></text:p>
            </text:list-item>
          </text:list>
        </text:list-item>
        <text:list-item>
          <text:p text:style-name="P122"><text:span text:style-name="T6">baza podataka</text:span><text:span text:style-name="T7">, sudionik:</text:span></text:p>
          <text:list>
            <text:list-item>
              <text:p text:style-name="P51"><text:span text:style-name="T45">pohranjuje</text:span> podatke o <text:span text:style-name="T45">zvučnim</text:span> zapisima</text:p>
            </text:list-item>
            <text:list-item>
              <text:p text:style-name="P51"><text:span text:style-name="T45">pohranjuje</text:span> podatke o korisnicima</text:p>
            </text:list-item>
            <text:list-item>
              <text:p text:style-name="P63">pohranjuje podatke o terminima izvođenja i zahtjevima za iste</text:p>
            </text:list-item>
          </text:list>
        </text:list-item>
      </text:list>
      <text:p text:style-name="P86"/>
      <text:p text:style-name="P86"/>
      <text:h text:style-name="P46" text:outline-level="2"><text:bookmark-start text:name="__RefHeading___Toc1317_1463536368"/><text:span text:style-name="T48">4.1 </text:span>Opis obrazaca uporabe:<text:bookmark-end text:name="__RefHeading___Toc1317_1463536368"/></text:h>
      <text:p text:style-name="P61"><text:span text:style-name="T2"/></text:p>
      <text:p text:style-name="P62"><text:span text:style-name="T2">Napomena: Kako se radi o web aplikaciji, za sve obrasce uporabe nužan je preduvjet pristup Internetu</text:span></text:p>
      <text:p text:style-name="P62"><text:span text:style-name="T2"/></text:p>
      <text:p text:style-name="P62"><text:span text:style-name="T3">Question? Poslužitelj kao sudionik, da – ne?</text:span><text:span text:style-name="T20"><text:line-break/></text:span></text:p>
      <text:p text:style-name="P61"><text:span text:style-name="T20">UC</text:span><text:span text:style-name="T21">1</text:span><text:span text:style-name="T20"> – </text:span><text:span text:style-name="T23">RegistrirajNovogKorisnika</text:span></text:p>
      <text:list xml:id="list7762064639439959102" text:style-name="WW8Num9">
        <text:list-item>
          <text:p text:style-name="P123"><text:span text:style-name="T6">Glavni sudionik:</text:span><text:span text:style-name="T8"> neregistrirani korisnik</text:span></text:p>
        </text:list-item>
        <text:list-item>
          <text:p text:style-name="P123"><text:span text:style-name="T6">Cilj:</text:span><text:span text:style-name="T8"> </text:span><text:span text:style-name="T9">stvoriti novi korisnički račun</text:span></text:p>
        </text:list-item>
        <text:list-item>
          <text:p text:style-name="P123"><text:span text:style-name="T6">Sudionici:</text:span><text:span text:style-name="T8"> baza podataka</text:span></text:p>
        </text:list-item>
        <text:list-item>
          <text:p text:style-name="P123"><text:span text:style-name="T6">Preduvjeti:</text:span><text:span text:style-name="T8"> nema ih</text:span></text:p>
        </text:list-item>
        <text:list-item>
          <text:p text:style-name="P123"><text:span text:style-name="T6">Rezultat: </text:span><text:span text:style-name="T9">stvoren</text:span><text:span text:style-name="T8"> je novi korisnički račun</text:span></text:p>
        </text:list-item>
        <text:list-item>
          <text:p text:style-name="P87">Željeni scenarij: </text:p>
        </text:list-item>
      </text:list>
      <text:list xml:id="list8787977765282653662" text:style-name="WW8Num15">
        <text:list-item>
          <text:list>
            <text:list-item>
              <text:p text:style-name="P64"><text:span text:style-name="T47">K</text:span>orisnik u odgovarajuća polja unosi svoje osobne podatke i email adresu te izabire lozinku</text:p>
            </text:list-item>
            <text:list-item>
              <text:p text:style-name="P64"><text:span text:style-name="T47">S</text:span>ustav provjerava točnost unesenih podataka, te koristi li se već odabrana email adresa</text:p>
            </text:list-item>
            <text:list-item>
              <text:p text:style-name="P64"><text:span text:style-name="T47">A</text:span>ko ne postoji, stvara se novi korisnički račun i na uneseni email se šalje pozdravna poruka s aktivacijskim linkom</text:p>
            </text:list-item>
            <text:list-item>
              <text:p text:style-name="P64"><text:span text:style-name="T47">K</text:span>likom na taj link korisnik aktivira svoj račun te se sada može prijaviti u sustav</text:p>
            </text:list-item>
          </text:list>
        </text:list-item>
      </text:list>
      <text:list xml:id="list225726704535548" text:continue-list="list7762064639439959102" text:style-name="WW8Num9">
        <text:list-item>
          <text:p text:style-name="P59"><text:span text:style-name="T39">Mogući drugi scenariji:</text:span></text:p>
        </text:list-item>
      </text:list>
      <text:list xml:id="list1358039285321568508" text:style-name="WW8Num23">
        <text:list-item>
          <text:list>
            <text:list-item>
              <text:p text:style-name="P65"><text:span text:style-name="T47">U</text:span>nesena email adresa se već koristi</text:p>
            </text:list-item>
          </text:list>
        </text:list-item>
      </text:list>
      <text:list xml:id="list4134116710166155220" text:style-name="L19">
        <text:list-item>
          <text:p text:style-name="P133"><text:span text:style-name="T31">K</text:span><text:span text:style-name="T29">orisniku se dojavljuje greška i od njega se zahtjeva da odabere drugu email adresu</text:span></text:p>
        </text:list-item>
      </text:list>
      <text:p text:style-name="P29"/>
      <text:p text:style-name="P32"><text:soft-page-break/>UC<text:span text:style-name="T44">2 </text:span>– <text:span text:style-name="T50">PrijaviKorisnikaUSustav</text:span></text:p>
      <text:list xml:id="list225726330775041" text:continue-list="list225726704535548" text:style-name="WW8Num9">
        <text:list-item>
          <text:p text:style-name="P123"><text:span text:style-name="T6">Glavni sudionik:</text:span><text:span text:style-name="T8"> registrirani korisnik</text:span></text:p>
        </text:list-item>
        <text:list-item>
          <text:p text:style-name="P123"><text:span text:style-name="T6">Cilj:</text:span><text:span text:style-name="T8"> prijava u sustav</text:span></text:p>
        </text:list-item>
        <text:list-item>
          <text:p text:style-name="P123"><text:span text:style-name="T6">Sudionici:</text:span><text:span text:style-name="T8"> baza podataka</text:span></text:p>
        </text:list-item>
        <text:list-item>
          <text:p text:style-name="P123"><text:span text:style-name="T6">Preduvjeti:</text:span><text:span text:style-name="T8"> korisnik je </text:span><text:span text:style-name="T10">registriran</text:span></text:p>
        </text:list-item>
        <text:list-item>
          <text:p text:style-name="P123"><text:span text:style-name="T6">Rezultat: </text:span><text:span text:style-name="T8">korisnik je prijavljen u sustav i </text:span><text:span text:style-name="T10">može </text:span></text:p>
        </text:list-item>
        <text:list-item>
          <text:p text:style-name="P88">Željeni scenarij: </text:p>
        </text:list-item>
      </text:list>
      <text:list xml:id="list7738433043704163397" text:style-name="L3">
        <text:list-item>
          <text:list>
            <text:list-item>
              <text:p text:style-name="P100"><text:span text:style-name="T47">K</text:span>orisnik unosi svoju email adresu i lozinku</text:p>
            </text:list-item>
            <text:list-item>
              <text:p text:style-name="P100"><text:span text:style-name="T47">S</text:span>ustav provjerava ispravnost unesenih podataka</text:p>
            </text:list-item>
            <text:list-item>
              <text:p text:style-name="P100"><text:span text:style-name="T47">A</text:span>ko uneseni podaci odgovaraju podacima korisničkog računa, korisnik se prijavljuje u sustav</text:p>
            </text:list-item>
          </text:list>
        </text:list-item>
      </text:list>
      <text:list xml:id="list225726427441761" text:continue-list="list225726330775041" text:style-name="WW8Num9">
        <text:list-item>
          <text:p text:style-name="P87">Mogući drugi scenariji:</text:p>
        </text:list-item>
      </text:list>
      <text:list xml:id="list607739413538728095" text:style-name="L4">
        <text:list-item>
          <text:p text:style-name="P66">U sustavu ne postoji korisnik s danom email adresom</text:p>
        </text:list-item>
      </text:list>
      <text:list xml:id="list4014535935652744575" text:style-name="L18">
        <text:list-item>
          <text:p text:style-name="P132"><text:span text:style-name="T29">Korisniku se prikazuje odgovarajuća poruka o grešci i vraća ga se na prijavni obrazac</text:span></text:p>
        </text:list-item>
      </text:list>
      <text:p text:style-name="P31"/>
      <text:list xml:id="list7412042667574040214" text:style-name="L5">
        <text:list-item>
          <text:p text:style-name="P68">Unesena je kriva lozinka</text:p>
        </text:list-item>
      </text:list>
      <text:list xml:id="list7787016982498772747" text:style-name="L20">
        <text:list-item>
          <text:p text:style-name="P134"><text:span text:style-name="T29">Korisniku se prikazuje odgovarajuća poruka o grešci i vraća ga se na prijavni obrazac</text:span></text:p>
        </text:list-item>
      </text:list>
      <text:p text:style-name="P31"/>
      <text:p text:style-name="P33">UC<text:span text:style-name="T44">3</text:span> – <text:span text:style-name="T46">UrediOsobnePodatke</text:span></text:p>
      <text:list xml:id="list225727017220024" text:continue-list="list225726427441761" text:style-name="WW8Num9">
        <text:list-item>
          <text:p text:style-name="P124"><text:span text:style-name="T6">Glavni sudionik:</text:span><text:span text:style-name="T8"> registrirani korisnik</text:span></text:p>
        </text:list-item>
        <text:list-item>
          <text:p text:style-name="P124"><text:span text:style-name="T6">Cilj:</text:span><text:span text:style-name="T8"> </text:span><text:span text:style-name="T11">urediti osobne podatke</text:span></text:p>
        </text:list-item>
        <text:list-item>
          <text:p text:style-name="P124"><text:span text:style-name="T6">Sudionici:</text:span><text:span text:style-name="T8"> baza podataka</text:span></text:p>
        </text:list-item>
        <text:list-item>
          <text:p text:style-name="P124"><text:span text:style-name="T6">Preduvjeti:</text:span><text:span text:style-name="T8"> korisnik je </text:span><text:span text:style-name="T10">registriran</text:span></text:p>
        </text:list-item>
        <text:list-item>
          <text:p text:style-name="P106"><text:span text:style-name="T39">Rezultat: </text:span><text:span text:style-name="T47">korisnik je izmijenio svoje osobne podatke</text:span></text:p>
        </text:list-item>
        <text:list-item>
          <text:p text:style-name="P93">Željeni scenarij:</text:p>
        </text:list-item>
      </text:list>
      <text:list xml:id="list7883213734749715460" text:style-name="L7">
        <text:list-item>
          <text:list>
            <text:list-item>
              <text:p text:style-name="P109">Korisniku se prikažu njegovi osobni podaci s mogućnošću promjene</text:p>
            </text:list-item>
            <text:list-item>
              <text:p text:style-name="P109"><text:soft-page-break/>Korisnik mijenja neke od podataka te inicira pohranjivanje promjena</text:p>
            </text:list-item>
            <text:list-item>
              <text:p text:style-name="P109">Sustav vrši provjeru ispravnosti unesenih podataka</text:p>
            </text:list-item>
            <text:list-item>
              <text:p text:style-name="P109">Ako su uneseni podaci ispravni, pohranjuju se u sustav i korisniku se prikazuje poruka o uspjehu</text:p>
            </text:list-item>
          </text:list>
        </text:list-item>
      </text:list>
      <text:list xml:id="list225725526506145" text:continue-list="list225727017220024" text:style-name="WW8Num9">
        <text:list-item>
          <text:p text:style-name="P142"><text:span text:style-name="T38">Mogući drugi scenariji</text:span><text:span text:style-name="T37">:</text:span></text:p>
        </text:list-item>
      </text:list>
      <text:list xml:id="list3950096900583026886" text:style-name="L10">
        <text:list-item>
          <text:p text:style-name="P143"><text:span text:style-name="T32">Neki od unesenih podataka su neispravni</text:span></text:p>
        </text:list-item>
      </text:list>
      <text:list xml:id="list4120782866268159816" text:style-name="L21">
        <text:list-item>
          <text:p text:style-name="P135"><text:span text:style-name="T33">Korisniku se prikazuje poruka o grešci i od njega se traži da unese ispravne podatke</text:span></text:p>
        </text:list-item>
      </text:list>
      <text:p text:style-name="P101"/>
      <text:p text:style-name="P33"><text:span text:style-name="T46">UC4 – PromijeniLozinku</text:span></text:p>
      <text:list xml:id="list225725425855636" text:continue-list="list225725526506145" text:style-name="WW8Num9">
        <text:list-item>
          <text:p text:style-name="P125"><text:span text:style-name="T6">Glavni sudionik:</text:span><text:span text:style-name="T8"> registrirani korisnik</text:span></text:p>
        </text:list-item>
        <text:list-item>
          <text:p text:style-name="P125"><text:span text:style-name="T6">Cilj:</text:span><text:span text:style-name="T8"> </text:span><text:span text:style-name="T12">promijeniti lozinku</text:span></text:p>
        </text:list-item>
        <text:list-item>
          <text:p text:style-name="P125"><text:span text:style-name="T6">Sudionici:</text:span><text:span text:style-name="T8"> baza podataka</text:span></text:p>
        </text:list-item>
        <text:list-item>
          <text:p text:style-name="P125"><text:span text:style-name="T6">Preduvjeti:</text:span><text:span text:style-name="T8"> korisnik je </text:span><text:span text:style-name="T10">registriran</text:span></text:p>
        </text:list-item>
        <text:list-item>
          <text:p text:style-name="P107"><text:span text:style-name="T39">Rezultat: </text:span><text:span text:style-name="T48">korisnik je promijenio svoju lozinku</text:span></text:p>
        </text:list-item>
        <text:list-item>
          <text:p text:style-name="P94">Željeni scenarij:</text:p>
        </text:list-item>
      </text:list>
      <text:list xml:id="list225726417582245" text:continue-list="list7883213734749715460" text:style-name="L7">
        <text:list-item>
          <text:list>
            <text:list-item text:start-value="1">
              <text:p text:style-name="P109">Korisnik unosi redom svoju staru lozinku, novo odabranu lozinku, te još jednom novo odabranu lozinku kako bi potvrdio odabir</text:p>
            </text:list-item>
            <text:list-item>
              <text:p text:style-name="P109">Sustav provjerava ispravnost stare lozinke, kao i jednakost dviju unesenih novih lozinki</text:p>
            </text:list-item>
            <text:list-item>
              <text:p text:style-name="P109">Ako su svi uneseni podaci ispravni, sustav pohranjuje promjenjenu lozinku</text:p>
            </text:list-item>
          </text:list>
        </text:list-item>
      </text:list>
      <text:list xml:id="list225726059181328" text:continue-list="list225725425855636" text:style-name="WW8Num9">
        <text:list-item>
          <text:p text:style-name="P94"><text:span text:style-name="T48">Mogući drugi scenariji</text:span>:</text:p>
        </text:list-item>
      </text:list>
      <text:list xml:id="list8164443082913836201" text:style-name="L11">
        <text:list-item>
          <text:list>
            <text:list-item text:start-value="1">
              <text:p text:style-name="P110">Nisu uneseni ispravni podaci</text:p>
            </text:list-item>
          </text:list>
        </text:list-item>
      </text:list>
      <text:list xml:id="list4458520622293813577" text:style-name="L22">
        <text:list-item>
          <text:list>
            <text:list-item>
              <text:p text:style-name="P136"><text:span text:style-name="T33">Korisniku se prikazuje poruka o grešci i od njega se traži da unese valjan</text:span><text:span text:style-name="T35">e</text:span><text:span text:style-name="T33"> podatk</text:span><text:span text:style-name="T35">e</text:span></text:p>
            </text:list-item>
          </text:list>
        </text:list-item>
      </text:list>
      <text:p text:style-name="P102"/>
      <text:p text:style-name="P102">UC5 – <text:span text:style-name="T50">IzbrišiKorisničkiRačun</text:span></text:p>
      <text:list xml:id="list225725674766941" text:continue-list="list225726059181328" text:style-name="WW8Num9">
        <text:list-item>
          <text:p text:style-name="P125"><text:span text:style-name="T6">Glavni sudionik:</text:span><text:span text:style-name="T8"> registrirani korisnik</text:span></text:p>
        </text:list-item>
        <text:list-item>
          <text:p text:style-name="P125"><text:soft-page-break/><text:span text:style-name="T6">Cilj:</text:span><text:span text:style-name="T8"> </text:span><text:span text:style-name="T13">izbrisati korisnički račun</text:span></text:p>
        </text:list-item>
        <text:list-item>
          <text:p text:style-name="P125"><text:span text:style-name="T6">Sudionici:</text:span><text:span text:style-name="T8"> baza podataka</text:span></text:p>
        </text:list-item>
        <text:list-item>
          <text:p text:style-name="P125"><text:span text:style-name="T6">Preduvjeti:</text:span><text:span text:style-name="T8"> korisnik je </text:span><text:span text:style-name="T10">registriran, </text:span><text:span text:style-name="T13">korisnik nije vlasnik sustava</text:span></text:p>
        </text:list-item>
        <text:list-item>
          <text:p text:style-name="P107"><text:span text:style-name="T39">Rezultat: </text:span><text:span text:style-name="T49">korisnički račun više ne postoji</text:span></text:p>
        </text:list-item>
        <text:list-item>
          <text:p text:style-name="P94">Željeni scenarij:</text:p>
        </text:list-item>
      </text:list>
      <text:list xml:id="list225726949528735" text:continue-list="list225726417582245" text:style-name="L7">
        <text:list-item>
          <text:list>
            <text:list-item text:start-value="1">
              <text:p text:style-name="P111">Korisnika se traži da potvrdi svoju odluku unosom lozinke</text:p>
            </text:list-item>
            <text:list-item>
              <text:p text:style-name="P111">Ako je lozinka ispravna, korisnički se račun zauvijek briše</text:p>
            </text:list-item>
          </text:list>
        </text:list-item>
      </text:list>
      <text:list xml:id="list225726874787073" text:continue-list="list225725674766941" text:style-name="WW8Num9">
        <text:list-item>
          <text:p text:style-name="P142"><text:span text:style-name="T38">Mogući drugi scenariji</text:span><text:span text:style-name="T37">:</text:span></text:p>
        </text:list-item>
      </text:list>
      <text:list xml:id="list5653831335687580995" text:style-name="L13">
        <text:list-item>
          <text:p text:style-name="P144"><text:span text:style-name="T33">K</text:span><text:span text:style-name="T32">orisnik nije unio ispravnu lozinku</text:span></text:p>
        </text:list-item>
      </text:list>
      <text:list xml:id="list3338845502633555328" text:style-name="L23">
        <text:list-item>
          <text:p text:style-name="P137"><text:span text:style-name="T35">U tom slučaju prikazuje mu se odgovarajuća poruka o grešci i od njega se traži da unese ispravnu lozinku</text:span></text:p>
        </text:list-item>
      </text:list>
      <text:p text:style-name="P33"/>
      <text:p text:style-name="P33"><text:span text:style-name="T46">UC6 – SastaviListuŽelja</text:span></text:p>
      <text:list xml:id="list225725875503126" text:continue-list="list225726874787073" text:style-name="WW8Num9">
        <text:list-item>
          <text:p text:style-name="P123"><text:span text:style-name="T6">Glavni sudionik:</text:span><text:span text:style-name="T8"> registrirani korisnik</text:span></text:p>
        </text:list-item>
        <text:list-item>
          <text:p text:style-name="P123"><text:span text:style-name="T6">Cilj:</text:span><text:span text:style-name="T8"> izrada liste glazbenih želja</text:span></text:p>
        </text:list-item>
        <text:list-item>
          <text:p text:style-name="P123"><text:span text:style-name="T6">Sudionici:</text:span><text:span text:style-name="T8"> baza podataka</text:span></text:p>
        </text:list-item>
        <text:list-item>
          <text:p text:style-name="P123"><text:span text:style-name="T6">Preduvjeti:</text:span><text:span text:style-name="T8"> korisnik </text:span><text:span text:style-name="T13">je </text:span><text:span text:style-name="T8">prijavljen u sustav</text:span></text:p>
        </text:list-item>
        <text:list-item>
          <text:p text:style-name="P123"><text:span text:style-name="T6">Rezultat: </text:span><text:span text:style-name="T14">korisnik je sastavio listu želja i spremio ju</text:span></text:p>
        </text:list-item>
        <text:list-item>
          <text:p text:style-name="P87">Željeni scenarij: </text:p>
        </text:list-item>
      </text:list>
      <text:list xml:id="list3136424758797544533" text:style-name="WW8Num11">
        <text:list-item>
          <text:list>
            <text:list-item>
              <text:p text:style-name="P72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72">Kada je napravio sve planirane izmjene, inicira pohranjivanje</text:p>
            </text:list-item>
            <text:list-item>
              <text:p text:style-name="P72">Sustav pohranjuje korisnikovu listu želja</text:p>
            </text:list-item>
          </text:list>
        </text:list-item>
      </text:list>
      <text:p text:style-name="P69"/>
      <text:p text:style-name="P69">UC7 – PotvrdiListuŽelja</text:p>
      <text:list xml:id="list225725955826382" text:continue-list="list225725875503126" text:style-name="WW8Num9">
        <text:list-item>
          <text:p text:style-name="P127"><text:span text:style-name="T6">Glavni sudionik:</text:span><text:span text:style-name="T8"> </text:span><text:span text:style-name="T14">Registrirani korisnik</text:span></text:p>
        </text:list-item>
        <text:list-item>
          <text:p text:style-name="P127"><text:span text:style-name="T6">Cilj:</text:span><text:span text:style-name="T8"> </text:span><text:span text:style-name="T14">potvrditi listu želja i time ju učiniti globalno dostupnom</text:span></text:p>
        </text:list-item>
        <text:list-item>
          <text:p text:style-name="P127"><text:soft-page-break/><text:span text:style-name="T6">Sudionici:</text:span><text:span text:style-name="T8"> </text:span><text:span text:style-name="T14">baza podataka</text:span></text:p>
        </text:list-item>
        <text:list-item>
          <text:p text:style-name="P127"><text:span text:style-name="T6">Preduvjeti:</text:span><text:span text:style-name="T8"> </text:span><text:span text:style-name="T14">korisnik je prijavljen u sustav, korisnik u protekla 24 sata već nije potvrđivao listu želja</text:span></text:p>
        </text:list-item>
        <text:list-item>
          <text:p text:style-name="P127"><text:span text:style-name="T6">Rezultat:</text:span><text:span text:style-name="T8"> </text:span><text:span text:style-name="T14">lista želja je potvrđena, želje za pjesmama na listi su sada vidljive glazbenim urednicima i administratorima</text:span></text:p>
        </text:list-item>
        <text:list-item>
          <text:p text:style-name="P90">Željeni scenarij: </text:p>
        </text:list-item>
      </text:list>
      <text:list xml:id="list8551143369310628472" text:style-name="WW8Num31">
        <text:list-item>
          <text:list>
            <text:list-item>
              <text:p text:style-name="P71">Korisnik pregledava svoju listu želja</text:p>
            </text:list-item>
            <text:list-item>
              <text:p text:style-name="P71">Ako je zadovoljan s njome, potvrđuje ju</text:p>
            </text:list-item>
            <text:list-item>
              <text:p text:style-name="P71">Sustav zabilježava korisnikove želje</text:p>
            </text:list-item>
          </text:list>
        </text:list-item>
      </text:list>
      <text:list xml:id="list2354716447798333619" text:style-name="WW8Num32">
        <text:list-item>
          <text:list>
            <text:list-header>
              <text:p text:style-name="P70"/>
            </text:list-header>
          </text:list>
        </text:list-item>
      </text:list>
      <text:p text:style-name="P30"><text:span text:style-name="T46">UC8 – ZatražiTerminZaReprodukciju</text:span></text:p>
      <text:list xml:id="list225725246643182" text:continue-list="list225725955826382" text:style-name="WW8Num9">
        <text:list-item>
          <text:p text:style-name="P126"><text:span text:style-name="T6">Glavni sudionik:</text:span><text:span text:style-name="T8"> glazbeni urednik</text:span></text:p>
        </text:list-item>
        <text:list-item>
          <text:p text:style-name="P126"><text:span text:style-name="T6">Cilj:</text:span><text:span text:style-name="T8"> </text:span><text:span text:style-name="T13">zatražiti dodjelu termina (jednog ili više) za reprudukciju od administratora</text:span></text:p>
        </text:list-item>
        <text:list-item>
          <text:p text:style-name="P126"><text:span text:style-name="T6">Sudionici:</text:span><text:span text:style-name="T8"> baza podataka</text:span></text:p>
        </text:list-item>
        <text:list-item>
          <text:p text:style-name="P126"><text:span text:style-name="T6">Preduvjeti:</text:span><text:span text:style-name="T8"> glazbeni urednik prijavljen u sustav</text:span></text:p>
        </text:list-item>
        <text:list-item>
          <text:p text:style-name="P126"><text:span text:style-name="T6">Rezultat: </text:span><text:span text:style-name="T13">zahtjev je uspješno pohranjen u sustav</text:span></text:p>
        </text:list-item>
        <text:list-item>
          <text:p text:style-name="P89">Željeni scenarij: </text:p>
        </text:list-item>
      </text:list>
      <text:list xml:id="list5010354842460723981" text:style-name="WW8Num13">
        <text:list-item>
          <text:list>
            <text:list-item>
              <text:p text:style-name="P52"><text:span text:style-name="T50">G</text:span>lazbeni urednik <text:span text:style-name="T50">pregledava kalendar sa označenim slobodnim terminima</text:span></text:p>
            </text:list-item>
            <text:list-item>
              <text:p text:style-name="P73">Urednik odabire termin(e) koji mu odgovara(ju) i šalje zahtjev za njima</text:p>
            </text:list-item>
            <text:list-item>
              <text:p text:style-name="P73">Sustav pohranjuje urednikov zahtjev</text:p>
            </text:list-item>
          </text:list>
        </text:list-item>
      </text:list>
      <text:p text:style-name="P145"><text:span text:style-name="T32"/></text:p>
      <text:p text:style-name="P32">UC<text:span text:style-name="T50">9</text:span> – <text:span text:style-name="T50">SastaviListuZaReprodukciju</text:span></text:p>
      <text:list xml:id="list225726288038273" text:continue-list="list225725246643182" text:style-name="WW8Num9">
        <text:list-item>
          <text:p text:style-name="P123"><text:span text:style-name="T6">Glavni sudionik:</text:span><text:span text:style-name="T8"> glazbeni urednik</text:span></text:p>
        </text:list-item>
        <text:list-item>
          <text:p text:style-name="P123"><text:span text:style-name="T6">Cilj:</text:span><text:span text:style-name="T8"> sastaviti listu pjesama za reprodukciju </text:span><text:span text:style-name="T14">za dani termin </text:span><text:span text:style-name="T15">(trajanje 1 sat)</text:span></text:p>
        </text:list-item>
        <text:list-item>
          <text:p text:style-name="P123"><text:span text:style-name="T6">Sudionici:</text:span><text:span text:style-name="T8"> baza podataka</text:span></text:p>
        </text:list-item>
        <text:list-item>
          <text:p text:style-name="P123"><text:span text:style-name="T6">Preduvjeti:</text:span><text:span text:style-name="T8"> glazbeni urednik prijavljen u sustav, </text:span><text:span text:style-name="T15">dodijeljen mu je termin, do trenutka emitiranja ima više od 24 sata vremena</text:span></text:p>
        </text:list-item>
        <text:list-item>
          <text:p text:style-name="P123"><text:span text:style-name="T6">Rezultat: </text:span><text:span text:style-name="T15">lista zapisa za dani termin je sastavljena</text:span></text:p>
        </text:list-item>
        <text:list-item>
          <text:p text:style-name="P87"><text:soft-page-break/>Željeni scenarij: </text:p>
        </text:list-item>
      </text:list>
      <text:list xml:id="list225725993240759" text:continue-list="list5010354842460723981" text:style-name="WW8Num13">
        <text:list-item>
          <text:list>
            <text:list-item text:start-value="1">
              <text:p text:style-name="P74">Urednik pregledava i pretražuje pjesme, uzimajući u obzir korisničke želje</text:p>
            </text:list-item>
            <text:list-item>
              <text:p text:style-name="P74">Urednik odabire pjesme koje će se reproducirati u danom terminu</text:p>
            </text:list-item>
            <text:list-item>
              <text:p text:style-name="P74">Urednik inicira pohranu liste</text:p>
            </text:list-item>
            <text:list-item>
              <text:p text:style-name="P74">Sustav ispituje ispravnost sastavljene liste (trajanje najmanje 1 sat, zadnja pjesma ne počinje unutar 15 sekundi od kraja termina)</text:p>
            </text:list-item>
            <text:list-item>
              <text:p text:style-name="P74">Ako su uvjeti zadovoljeni, lista se pohranjuje u sustav</text:p>
            </text:list-item>
          </text:list>
        </text:list-item>
      </text:list>
      <text:list xml:id="list225725621083892" text:continue-list="list225726288038273" text:style-name="WW8Num9">
        <text:list-item>
          <text:p text:style-name="P59"><text:span text:style-name="T39">Mogući drugi scenariji:</text:span></text:p>
        </text:list-item>
      </text:list>
      <text:list xml:id="list5661338752779801758" text:style-name="WW8Num14">
        <text:list-item>
          <text:list>
            <text:list-item text:start-value="1">
              <text:p text:style-name="P146"><text:span text:style-name="T28">Nisu zadovoljeni uvjeti za listu</text:span></text:p>
            </text:list-item>
          </text:list>
        </text:list-item>
      </text:list>
      <text:list xml:id="list6020244098344288900" text:style-name="L24">
        <text:list-item>
          <text:list>
            <text:list-item>
              <text:p text:style-name="P138"><text:span text:style-name="T30">Korisniku se prikazuje odgovarajuća poruka o pogrešci i od njega se traži da sastavi ispravnu listu</text:span></text:p>
            </text:list-item>
          </text:list>
        </text:list-item>
      </text:list>
      <text:p text:style-name="P29"><text:span text:style-name="T20"/></text:p>
      <text:p text:style-name="P29"><text:span text:style-name="T20">UC</text:span><text:span text:style-name="T23">10</text:span><text:span text:style-name="T20"> – </text:span><text:span text:style-name="T23">DodajZvučniZapis</text:span></text:p>
      <text:list xml:id="list225726585508081" text:continue-list="list225725621083892" text:style-name="WW8Num9">
        <text:list-item>
          <text:p text:style-name="P128"><text:span text:style-name="T6">Glavni sudionik:</text:span><text:span text:style-name="T8"> </text:span><text:span text:style-name="T15">administrator</text:span></text:p>
        </text:list-item>
        <text:list-item>
          <text:p text:style-name="P128"><text:span text:style-name="T6">Cilj:</text:span><text:span text:style-name="T8"> </text:span><text:span text:style-name="T15">u sustav dodati novi zvučni zapis</text:span></text:p>
        </text:list-item>
        <text:list-item>
          <text:p text:style-name="P128"><text:span text:style-name="T6">Sudionici:</text:span><text:span text:style-name="T8"> </text:span><text:span text:style-name="T15">baza podataka</text:span></text:p>
        </text:list-item>
        <text:list-item>
          <text:p text:style-name="P128"><text:span text:style-name="T6">Preduvjeti:</text:span><text:span text:style-name="T8"> </text:span><text:span text:style-name="T15">administrator je prijavljen u sustav</text:span></text:p>
        </text:list-item>
        <text:list-item>
          <text:p text:style-name="P128"><text:span text:style-name="T6">Rezultat:</text:span><text:span text:style-name="T8"> </text:span><text:span text:style-name="T15">u sustav je dodan novi glazbeni zapis sa svim bitnim podacima</text:span></text:p>
        </text:list-item>
        <text:list-item>
          <text:p text:style-name="P91">Željeni scenarij: </text:p>
        </text:list-item>
      </text:list>
      <text:list xml:id="list225726032617826" text:continue-list="list8551143369310628472" text:style-name="WW8Num31">
        <text:list-item>
          <text:list>
            <text:list-item text:start-value="1">
              <text:p text:style-name="P76">Administrator unosi sve bitne podatke o zvučnom zapisu</text:p>
            </text:list-item>
            <text:list-item>
              <text:p text:style-name="P76">Administrator prilaže datoteku zvučnog zapisa</text:p>
            </text:list-item>
            <text:list-item>
              <text:p text:style-name="P76">Sustav provjerava ispravnost unesenih podataka</text:p>
            </text:list-item>
            <text:list-item>
              <text:p text:style-name="P76">Ako su podaci ispravni, pohranjuju se u sustav zajedno sa samom datotekom zapisa</text:p>
            </text:list-item>
          </text:list>
        </text:list-item>
      </text:list>
      <text:list xml:id="list225725570504317" text:continue-list="list225726585508081" text:style-name="WW8Num9">
        <text:list-item>
          <text:p text:style-name="P60"><text:span text:style-name="T39">Mogući drugi scenariji:</text:span></text:p>
        </text:list-item>
      </text:list>
      <text:list xml:id="list225726625745287" text:continue-list="list2354716447798333619" text:style-name="WW8Num32">
        <text:list-item>
          <text:list>
            <text:list-item text:start-value="1">
              <text:p text:style-name="P77"><text:span text:style-name="T20">Uneseni su neispravni podaci</text:span></text:p>
            </text:list-item>
          </text:list>
        </text:list-item>
      </text:list>
      <text:list xml:id="list3719636791821897590" text:style-name="L25">
        <text:list-item>
          <text:list>
            <text:list-item>
              <text:p text:style-name="P139"><text:span text:style-name="T34">Prikazuje se odgovarajuća poruka o grešci i od administratora se traži da unese ispravne podatke</text:span></text:p>
            </text:list-item>
          </text:list>
        </text:list-item>
      </text:list>
      <text:p text:style-name="P75"><text:soft-page-break/><text:span text:style-name="T20"/></text:p>
      <text:list xml:id="list225725360180781" text:continue-list="list225726625745287" text:style-name="WW8Num32">
        <text:list-item>
          <text:list>
            <text:list-item text:start-value="1">
              <text:p text:style-name="P147"><text:span text:style-name="T32">Slanje datoteke zvučnog zapisa na sustav nije uspjelo</text:span></text:p>
            </text:list-item>
          </text:list>
        </text:list-item>
      </text:list>
      <text:list xml:id="list4999307937214060386" text:style-name="L26">
        <text:list-item>
          <text:list>
            <text:list-item>
              <text:p text:style-name="P140"><text:span text:style-name="T34">Prikazuje se odgovarajuća poruka o pogrešci i traži se ponovno obavljanje akcije</text:span></text:p>
            </text:list-item>
          </text:list>
        </text:list-item>
      </text:list>
      <text:p text:style-name="P148"><text:span text:style-name="T32"/></text:p>
      <text:p text:style-name="P101">UC<text:span text:style-name="T50">11</text:span> – <text:span text:style-name="T50">UrediZvučniZapis</text:span></text:p>
      <text:list xml:id="list225725856769987" text:continue-list="list225725570504317" text:style-name="WW8Num9">
        <text:list-item>
          <text:p text:style-name="P128"><text:span text:style-name="T6">Glavni sudionik:</text:span><text:span text:style-name="T8"> </text:span><text:span text:style-name="T15">administrator</text:span></text:p>
        </text:list-item>
        <text:list-item>
          <text:p text:style-name="P128"><text:span text:style-name="T6">Cilj:</text:span><text:span text:style-name="T8"> </text:span><text:span text:style-name="T15">urediti podatke o zvučnom zapisu</text:span></text:p>
        </text:list-item>
        <text:list-item>
          <text:p text:style-name="P128"><text:span text:style-name="T6">Sudionici:</text:span><text:span text:style-name="T8"> </text:span><text:span text:style-name="T15">baza podataka</text:span></text:p>
        </text:list-item>
        <text:list-item>
          <text:p text:style-name="P128"><text:span text:style-name="T6">Preduvjeti:</text:span><text:span text:style-name="T8"> </text:span><text:span text:style-name="T15">administrator je prijavljen u sustav</text:span></text:p>
        </text:list-item>
        <text:list-item>
          <text:p text:style-name="P128"><text:span text:style-name="T6">Rezultat:</text:span><text:span text:style-name="T8"> </text:span><text:span text:style-name="T15">podaci o zvučnom zapisu su izmijenjeni</text:span></text:p>
        </text:list-item>
        <text:list-item>
          <text:p text:style-name="P91">Željeni scenarij: </text:p>
        </text:list-item>
      </text:list>
      <text:list xml:id="list225726053460920" text:continue-list="list225726032617826" text:style-name="WW8Num31">
        <text:list-item>
          <text:list>
            <text:list-item text:start-value="1">
              <text:p text:style-name="P78">Administrator pregledava podatke o zvučnom zapisu i po želji ih mijenja</text:p>
            </text:list-item>
            <text:list-item>
              <text:p text:style-name="P78">Administrator inicira pohranu podataka</text:p>
            </text:list-item>
            <text:list-item>
              <text:p text:style-name="P78">Sustav ispituje ispravnost unesenih podataka</text:p>
            </text:list-item>
            <text:list-item>
              <text:p text:style-name="P78">Ako su podaci ispravni, pohranjuju se u sustav</text:p>
            </text:list-item>
          </text:list>
        </text:list-item>
      </text:list>
      <text:list xml:id="list225725922228968" text:continue-list="list225725856769987" text:style-name="WW8Num9">
        <text:list-item>
          <text:p text:style-name="P91">Mogući drugi scenariji:</text:p>
        </text:list-item>
      </text:list>
      <text:list xml:id="list225727005389568" text:continue-list="list225725360180781" text:style-name="WW8Num32">
        <text:list-item>
          <text:list>
            <text:list-item text:start-value="1">
              <text:p text:style-name="P114">Uneseni su neispravni podaci</text:p>
            </text:list-item>
          </text:list>
        </text:list-item>
      </text:list>
      <text:list xml:id="list1635947491164432111" text:style-name="L27">
        <text:list-item>
          <text:list>
            <text:list-item>
              <text:p text:style-name="P141"><text:span text:style-name="T36">Prikazuje se odgovarajuća poruka o grešci, te se od administratora traži unos ispravnih podataka</text:span></text:p>
            </text:list-item>
          </text:list>
        </text:list-item>
      </text:list>
      <text:p text:style-name="P115"/>
      <text:p text:style-name="P112">UC12 – ObrišiZvučniZapis</text:p>
      <text:list xml:id="list225726676055469" text:continue-list="list225725922228968" text:style-name="WW8Num9">
        <text:list-item>
          <text:p text:style-name="P129"><text:span text:style-name="T6">Glavni sudionik:</text:span><text:span text:style-name="T8"> administrator</text:span></text:p>
        </text:list-item>
        <text:list-item>
          <text:p text:style-name="P129"><text:span text:style-name="T6">Cilj:</text:span><text:span text:style-name="T8"> </text:span><text:span text:style-name="T16">obrisati zvučni zapis</text:span></text:p>
        </text:list-item>
        <text:list-item>
          <text:p text:style-name="P129"><text:span text:style-name="T6">Sudionici:</text:span><text:span text:style-name="T8"> baza podataka</text:span></text:p>
        </text:list-item>
        <text:list-item>
          <text:p text:style-name="P129"><text:span text:style-name="T6">Preduvjeti:</text:span><text:span text:style-name="T8"> </text:span><text:span text:style-name="T16">administrator je prijavljen u sustav</text:span></text:p>
        </text:list-item>
        <text:list-item>
          <text:p text:style-name="P129"><text:span text:style-name="T6">Rezultat: </text:span><text:span text:style-name="T16">zvučni zapis je zauvijek izbrisan</text:span></text:p>
        </text:list-item>
        <text:list-item>
          <text:p text:style-name="P95">Željeni scenarij: </text:p>
        </text:list-item>
      </text:list>
      <text:list xml:id="list4465010859815046263" text:style-name="L14">
        <text:list-item>
          <text:list>
            <text:list-item>
              <text:p text:style-name="P116"><text:soft-page-break/>Administrator inicira brisanje zvučnog zapisa</text:p>
            </text:list-item>
            <text:list-item>
              <text:p text:style-name="P116">Sustav briše zvučni zapis</text:p>
            </text:list-item>
          </text:list>
        </text:list-item>
      </text:list>
      <text:p text:style-name="P98"/>
      <text:p text:style-name="P113">UC1<text:span text:style-name="T54">3</text:span> – <text:span text:style-name="T54">UrediPodatkeKorisnika</text:span></text:p>
      <text:list xml:id="list225726512600646" text:continue-list="list225726676055469" text:style-name="WW8Num9">
        <text:list-item>
          <text:p text:style-name="P131"><text:span text:style-name="T6">Glavni sudionik:</text:span><text:span text:style-name="T8"> administrator</text:span></text:p>
        </text:list-item>
        <text:list-item>
          <text:p text:style-name="P131"><text:span text:style-name="T6">Cilj:</text:span><text:span text:style-name="T8"> </text:span><text:span text:style-name="T16">obrisati zvučni zapis</text:span></text:p>
        </text:list-item>
        <text:list-item>
          <text:p text:style-name="P131"><text:span text:style-name="T6">Sudionici:</text:span><text:span text:style-name="T8"> baza podataka</text:span></text:p>
        </text:list-item>
        <text:list-item>
          <text:p text:style-name="P131"><text:span text:style-name="T6">Preduvjeti:</text:span><text:span text:style-name="T8"> </text:span><text:span text:style-name="T16">administrator je prijavljen u sustav</text:span></text:p>
        </text:list-item>
        <text:list-item>
          <text:p text:style-name="P131"><text:span text:style-name="T6">Rezultat: </text:span><text:span text:style-name="T16">zvučni zapis je zauvijek izbrisan</text:span></text:p>
        </text:list-item>
        <text:list-item>
          <text:p text:style-name="P97">Željeni scenarij: </text:p>
        </text:list-item>
      </text:list>
      <text:list xml:id="list225724981669577" text:continue-list="list4465010859815046263" text:style-name="L14">
        <text:list-item>
          <text:list>
            <text:list-item>
              <text:p text:style-name="P117">Administrator inicira brisanje zvučnog zapisa</text:p>
            </text:list-item>
            <text:list-item>
              <text:p text:style-name="P117">Sustav briše zvučni zapis</text:p>
            </text:list-item>
          </text:list>
        </text:list-item>
      </text:list>
      <text:p text:style-name="P30"><text:span text:style-name="T22"/></text:p>
      <text:p text:style-name="P30"><text:span text:style-name="T22">UC1</text:span><text:span text:style-name="T24">4</text:span><text:span text:style-name="T20"> – </text:span><text:span text:style-name="T23">PostaviGlazbenogUrednika</text:span></text:p>
      <text:list xml:id="list225725002606539" text:continue-list="list225726512600646" text:style-name="WW8Num9">
        <text:list-item>
          <text:p text:style-name="P123"><text:span text:style-name="T6">Glavni sudionik:</text:span><text:span text:style-name="T8"> administrator</text:span></text:p>
        </text:list-item>
        <text:list-item>
          <text:p text:style-name="P123"><text:span text:style-name="T6">Cilj:</text:span><text:span text:style-name="T8"> postaviti novog urednika</text:span></text:p>
        </text:list-item>
        <text:list-item>
          <text:p text:style-name="P123"><text:span text:style-name="T6">Sudionici:</text:span><text:span text:style-name="T8"> baza podataka</text:span></text:p>
        </text:list-item>
        <text:list-item>
          <text:p text:style-name="P123"><text:span text:style-name="T6">Preduvjeti:</text:span><text:span text:style-name="T8"> administrator mora biti prijavljen u sustav</text:span></text:p>
        </text:list-item>
        <text:list-item>
          <text:p text:style-name="P123"><text:span text:style-name="T6">Rezultat: </text:span><text:span text:style-name="T8">postavljen je novi urednik</text:span></text:p>
        </text:list-item>
        <text:list-item>
          <text:p text:style-name="P87">Željeni scenarij: </text:p>
        </text:list-item>
      </text:list>
      <text:list xml:id="list7407467052451067132" text:style-name="WW8Num25">
        <text:list-item>
          <text:list>
            <text:list-item>
              <text:p text:style-name="P53"><text:span text:style-name="T51">A</text:span>dministrator <text:span text:style-name="T51">pregledava popis korisnika</text:span></text:p>
            </text:list-item>
            <text:list-item>
              <text:p text:style-name="P79">Odabire jednog od korisnika i postavlja ga za glazbenog urednika</text:p>
            </text:list-item>
            <text:list-item>
              <text:p text:style-name="P79">Sustav bilježi promjene i mijenja tip korisničkog računa odabranog korisnika</text:p>
            </text:list-item>
          </text:list>
        </text:list-item>
      </text:list>
      <text:p text:style-name="P80"/>
      <text:p text:style-name="P101">UC1<text:span text:style-name="T54">5</text:span> – <text:span text:style-name="T50">UkloniGlazbenogUrednika</text:span></text:p>
      <text:list xml:id="list225726125163431" text:continue-list="list225725002606539" text:style-name="WW8Num9">
        <text:list-item>
          <text:p text:style-name="P130"><text:span text:style-name="T6">Glavni sudionik:</text:span><text:span text:style-name="T8"> administrator</text:span></text:p>
        </text:list-item>
        <text:list-item>
          <text:p text:style-name="P130"><text:span text:style-name="T6">Cilj:</text:span><text:span text:style-name="T8"> </text:span><text:span text:style-name="T17">ukloni</text:span><text:span text:style-name="T19">ti</text:span><text:span text:style-name="T8"> </text:span><text:span text:style-name="T17">glazbenog</text:span><text:span text:style-name="T8"> urednika</text:span></text:p>
        </text:list-item>
        <text:list-item>
          <text:p text:style-name="P130"><text:span text:style-name="T6">Sudionici:</text:span><text:span text:style-name="T8"> baza podataka</text:span></text:p>
        </text:list-item>
        <text:list-item>
          <text:p text:style-name="P130"><text:soft-page-break/><text:span text:style-name="T6">Preduvjeti:</text:span><text:span text:style-name="T8"> administrator mora biti prijavljen u sustav</text:span></text:p>
        </text:list-item>
        <text:list-item>
          <text:p text:style-name="P130"><text:span text:style-name="T6">Rezultat: </text:span><text:span text:style-name="T17">korisnik koji je prethodno bio glazbeni urednik sada je degradiran na status registriranog korisnika</text:span></text:p>
        </text:list-item>
        <text:list-item>
          <text:p text:style-name="P92">Željeni scenarij: </text:p>
        </text:list-item>
      </text:list>
      <text:list xml:id="list225726109681905" text:continue-list="list7407467052451067132" text:style-name="WW8Num25">
        <text:list-item>
          <text:list>
            <text:list-item text:start-value="1">
              <text:p text:style-name="P103"><text:span text:style-name="T51">A</text:span>dministrator <text:span text:style-name="T55">određuje urednika kojem želi oduzeti uredničke ovlasti</text:span></text:p>
            </text:list-item>
            <text:list-item>
              <text:p text:style-name="P119">Sustav bilježi promjene i mijenja tip korisničkog računa odabranog urednika</text:p>
            </text:list-item>
          </text:list>
        </text:list-item>
      </text:list>
      <text:p text:style-name="P101"/>
      <text:p text:style-name="P101">UC<text:span text:style-name="T50">16</text:span> – <text:span text:style-name="T50">Odobri/OdbijZahtjevZaTerminom</text:span></text:p>
      <text:list xml:id="list225726334351753" text:continue-list="list225726125163431" text:style-name="WW8Num9">
        <text:list-item>
          <text:p text:style-name="P130"><text:span text:style-name="T6">Glavni sudionik:</text:span><text:span text:style-name="T8"> administrator</text:span></text:p>
        </text:list-item>
        <text:list-item>
          <text:p text:style-name="P130"><text:span text:style-name="T6">Cilj:</text:span><text:span text:style-name="T8"> </text:span><text:span text:style-name="T19">odlučiti o uredničkom zahtjevu za terminom</text:span></text:p>
        </text:list-item>
        <text:list-item>
          <text:p text:style-name="P130"><text:span text:style-name="T6">Sudionici:</text:span><text:span text:style-name="T8"> baza podataka</text:span></text:p>
        </text:list-item>
        <text:list-item>
          <text:p text:style-name="P130"><text:span text:style-name="T6">Preduvjeti:</text:span><text:span text:style-name="T8"> administrator mora biti prijavljen u sustav</text:span></text:p>
        </text:list-item>
        <text:list-item>
          <text:p text:style-name="P130"><text:span text:style-name="T6">Rezultat: </text:span><text:span text:style-name="T19">urednički zahtjev je ili prihvaćen i time je taj termin dodjeljen tom uredniku, ili je odbijen</text:span></text:p>
        </text:list-item>
        <text:list-item>
          <text:p text:style-name="P96">Željeni scenarij: </text:p>
        </text:list-item>
      </text:list>
      <text:list xml:id="list1175577525372506876" text:style-name="L28">
        <text:list-item>
          <text:list>
            <text:list-item>
              <text:p text:style-name="P120">Administrator odlučuje o prihvaćanju ili odbijanju zahtjeva</text:p>
            </text:list-item>
            <text:list-item>
              <text:p text:style-name="P120">Ako je zahtjev prihvaćen, taj se termin dodjeljuje uredniku</text:p>
            </text:list-item>
          </text:list>
        </text:list-item>
      </text:list>
      <text:list xml:id="list225726528810616" text:continue-list="list225726334351753" text:style-name="WW8Num9">
        <text:list-header>
          <text:p text:style-name="P96"/>
        </text:list-header>
      </text:list>
      <text:p text:style-name="P32">UC<text:span text:style-name="T46">17</text:span> –<text:span text:style-name="T50">PostaviAdministratora</text:span></text:p>
      <text:list xml:id="list225725000780722" text:continue-numbering="true" text:style-name="WW8Num9">
        <text:list-item>
          <text:p text:style-name="P123"><text:span text:style-name="T6">Glavni sudionik:</text:span><text:span text:style-name="T8"> vlasnik postaje</text:span></text:p>
        </text:list-item>
        <text:list-item>
          <text:p text:style-name="P123"><text:span text:style-name="T6">Cilj:</text:span><text:span text:style-name="T8"> postaviti novog administratora</text:span></text:p>
        </text:list-item>
        <text:list-item>
          <text:p text:style-name="P123"><text:span text:style-name="T6">Sudionici:</text:span><text:span text:style-name="T8"> baza podataka</text:span></text:p>
        </text:list-item>
        <text:list-item>
          <text:p text:style-name="P123"><text:span text:style-name="T6">Preduvjeti:</text:span><text:span text:style-name="T8"> ne smije biti postavljeno više od </text:span><text:span text:style-name="T17">deset</text:span><text:span text:style-name="T8"> administratora, vlasnik mora biti prijavljen u sustav</text:span></text:p>
        </text:list-item>
        <text:list-item>
          <text:p text:style-name="P123"><text:span text:style-name="T6">Rezultat: </text:span><text:span text:style-name="T8">postavljen je novi administrator</text:span></text:p>
        </text:list-item>
        <text:list-item>
          <text:p text:style-name="P87">Željeni scenarij: </text:p>
        </text:list-item>
      </text:list>
      <text:list xml:id="list7640795134189749671" text:style-name="WW8Num27">
        <text:list-item>
          <text:list>
            <text:list-item>
              <text:p text:style-name="P54"><text:span text:style-name="T55">V</text:span>lasnik <text:span text:style-name="T55">odabire jednog od korisnika i dodjeljuje mu administratorske ovlasti</text:span></text:p>
            </text:list-item>
            <text:list-item>
              <text:p text:style-name="P83">Sustav bilježi promjene i mijenja tip korisničkog računa odabranog korisnika</text:p>
            </text:list-item>
          </text:list>
        </text:list-item>
      </text:list>
      <text:list xml:id="list225726205266928" text:continue-list="list225725000780722" text:style-name="WW8Num9">
        <text:list-item>
          <text:p text:style-name="P87"><text:soft-page-break/>Mogući drugi scenariji:</text:p>
        </text:list-item>
      </text:list>
      <text:list xml:id="list7770867086171950546" text:style-name="WW8Num28">
        <text:list-item>
          <text:list>
            <text:list-item>
              <text:p text:style-name="P84">U sustavu već postoji 10 administratora</text:p>
            </text:list-item>
          </text:list>
        </text:list-item>
      </text:list>
      <text:list xml:id="list788392009631966254" text:style-name="L29">
        <text:list-item>
          <text:list>
            <text:list-item>
              <text:list>
                <text:list-item>
                  <text:p text:style-name="P85">Akcija se ne dozvoljava, ispisuje se odgovarajuća poruka o grešci</text:p>
                </text:list-item>
              </text:list>
            </text:list-item>
          </text:list>
        </text:list-item>
      </text:list>
      <text:p text:style-name="P31"/>
      <text:p text:style-name="P31">UC1<text:span text:style-name="T54">8 </text:span>– <text:span text:style-name="T50">UkloniAdministratora</text:span></text:p>
      <text:list xml:id="list225726672342944" text:continue-list="list225726205266928" text:style-name="WW8Num9">
        <text:list-item>
          <text:p text:style-name="P130"><text:span text:style-name="T6">Glavni sudionik:</text:span><text:span text:style-name="T8"> </text:span><text:span text:style-name="T19">vlasnik postaje</text:span></text:p>
        </text:list-item>
        <text:list-item>
          <text:p text:style-name="P130"><text:span text:style-name="T6">Cilj:</text:span><text:span text:style-name="T8"> </text:span><text:span text:style-name="T19">ukloniti administratora</text:span></text:p>
        </text:list-item>
        <text:list-item>
          <text:p text:style-name="P130"><text:span text:style-name="T6">Sudionici:</text:span><text:span text:style-name="T8"> </text:span><text:span text:style-name="T19">baza podataka</text:span></text:p>
        </text:list-item>
        <text:list-item>
          <text:p text:style-name="P130"><text:span text:style-name="T6">Preduvjeti: </text:span><text:span text:style-name="T19">vlasnik postaje je prijavljen</text:span><text:span text:style-name="T8"> </text:span><text:span text:style-name="T19">u sustav</text:span></text:p>
        </text:list-item>
        <text:list-item>
          <text:p text:style-name="P130"><text:span text:style-name="T6">Rezultat:</text:span><text:span text:style-name="T8"> </text:span><text:span text:style-name="T19">odabranom korisniku ukinute su administratorske ovlasti</text:span></text:p>
        </text:list-item>
        <text:list-item>
          <text:p text:style-name="P92">Željeni scenarij: </text:p>
        </text:list-item>
      </text:list>
      <text:list xml:id="list225725109399111" text:continue-list="list225726053460920" text:style-name="WW8Num31">
        <text:list-item>
          <text:list>
            <text:list-item text:start-value="1">
              <text:p text:style-name="P82">Vlasnik postaje odabire jednog od administratora i uklanja mu administratorske ovlasti</text:p>
            </text:list-item>
            <text:list-item>
              <text:p text:style-name="P82">Sustav bilježi promjene i mijenja tip korisničkog računa odabranog korisnka</text:p>
            </text:list-item>
          </text:list>
        </text:list-item>
      </text:list>
      <text:p text:style-name="P108"/>
      <text:p text:style-name="P32"/>
      <text:p text:style-name="P32">UC<text:span text:style-name="T44">19</text:span> – <text:span text:style-name="T50">UrediPodatkeOPostaji</text:span></text:p>
      <text:list xml:id="list225725327222445" text:continue-list="list225726672342944" text:style-name="WW8Num9">
        <text:list-item>
          <text:p text:style-name="P123"><text:span text:style-name="T6">Glavni sudionik:</text:span><text:span text:style-name="T8"> vlasnik postaje</text:span></text:p>
        </text:list-item>
        <text:list-item>
          <text:p text:style-name="P123"><text:span text:style-name="T6">Cilj:</text:span><text:span text:style-name="T8"> unijeti ili urediti podatke</text:span></text:p>
        </text:list-item>
        <text:list-item>
          <text:p text:style-name="P123"><text:span text:style-name="T6">Sudionici:</text:span><text:span text:style-name="T8"> baza podataka</text:span></text:p>
        </text:list-item>
        <text:list-item>
          <text:p text:style-name="P123"><text:span text:style-name="T6">Preduvjeti:</text:span><text:span text:style-name="T8"> vlasnik mora biti prijavljen u sustav</text:span></text:p>
        </text:list-item>
        <text:list-item>
          <text:p text:style-name="P123"><text:span text:style-name="T6">Rezultat:</text:span><text:span text:style-name="T8"> uneseni su novi podaci o postaji</text:span></text:p>
        </text:list-item>
        <text:list-item>
          <text:p text:style-name="P87">Željeni scenarij: </text:p>
        </text:list-item>
      </text:list>
      <text:list xml:id="list1792830517706886833" text:style-name="WW8Num29">
        <text:list-item>
          <text:list>
            <text:list-item>
              <text:p text:style-name="P55">vlasnik unosi nove podatke, ili uređuje stare, te potvrđuje odabir</text:p>
            </text:list-item>
            <text:list-item>
              <text:p text:style-name="P55">baza podataka sprema i čuva nove podatke</text:p>
            </text:list-item>
          </text:list>
        </text:list-item>
      </text:list>
      <text:list xml:id="list225726778338589" text:continue-list="list225725327222445" text:style-name="WW8Num9">
        <text:list-item>
          <text:p text:style-name="P87">Mogući drugi scenariji:</text:p>
        </text:list-item>
      </text:list>
      <text:list xml:id="list8295227956268851169" text:style-name="WW8Num30">
        <text:list-item>
          <text:list>
            <text:list-item>
              <text:p text:style-name="P56">vlasnik odustaje od izmjena</text:p>
            </text:list-item>
          </text:list>
        </text:list-item>
      </text:list>
      <text:p text:style-name="P29"/>
      <text:p text:style-name="P81"><text:soft-page-break/>UC20 – SlušajRadioPostaju</text:p>
      <text:list xml:id="list225726928047944" text:continue-list="list225726778338589" text:style-name="WW8Num9">
        <text:list-item>
          <text:p text:style-name="P131"><text:span text:style-name="T6">Glavni sudionik:</text:span><text:span text:style-name="T8"> </text:span><text:span text:style-name="T18">korisnik</text:span></text:p>
        </text:list-item>
        <text:list-item>
          <text:p text:style-name="P131"><text:span text:style-name="T6">Cilj:</text:span><text:span text:style-name="T8"> </text:span><text:span text:style-name="T18">slušati radio postaju</text:span></text:p>
        </text:list-item>
        <text:list-item>
          <text:p text:style-name="P131"><text:span text:style-name="T6">Sudionici:</text:span><text:span text:style-name="T8"> baza podataka</text:span></text:p>
        </text:list-item>
        <text:list-item>
          <text:p text:style-name="P131"><text:span text:style-name="T6">Preduvjeti:</text:span><text:span text:style-name="T8"> </text:span><text:span text:style-name="T18">nema</text:span></text:p>
        </text:list-item>
        <text:list-item>
          <text:p text:style-name="P131"><text:span text:style-name="T6">Rezultat:</text:span><text:span text:style-name="T8"> </text:span><text:span text:style-name="T18">korisnik uživa u programu radio postaje</text:span></text:p>
        </text:list-item>
        <text:list-item>
          <text:p text:style-name="P99">Željeni scenarij: </text:p>
        </text:list-item>
      </text:list>
      <text:list xml:id="list4179169869918523860" text:style-name="L16">
        <text:list-item>
          <text:list>
            <text:list-item>
              <text:list>
                <text:list-item>
                  <text:p text:style-name="P118">Korisnik otvara web stranicu radio postaje</text:p>
                </text:list-item>
                <text:list-item>
                  <text:p text:style-name="P118">Pokreće glazbeni player na početnoj stranici i započinje slušati program radio postaje</text:p>
                </text:list-item>
              </text:list>
            </text:list-item>
          </text:list>
        </text:list-item>
      </text:list>
      <text:h text:style-name="P43" text:outline-level="1"><text:bookmark-start text:name="__RefHeading___Toc204_1769527897"/>5. Ostali zahtjevi<text:bookmark-end text:name="__RefHeading___Toc204_1769527897"/></text:h>
      <text:p text:style-name="P11"/>
      <text:list xml:id="list6403729061815461032" text:style-name="WW8Num21">
        <text:list-item>
          <text:p text:style-name="P57">Sustav mora podržavati neograničen broj registriranih korisnika</text:p>
        </text:list-item>
        <text:list-item>
          <text:p text:style-name="P57"><text:span text:style-name="T46">P</text:span>ostaja mora poštovati autorska prava i emitirati samo zapise koji su legalno dostupni</text:p>
        </text:list-item>
        <text:list-item>
          <text:p text:style-name="P57"><text:span text:style-name="T51">Ve</text:span>oma je poželjna zastupljenost što više glazbenih žanrova, kako bi postaja privukla što više slušatelja</text:p>
        </text:list-item>
        <text:list-item>
          <text:p text:style-name="P57"><text:span text:style-name="T51">P</text:span>odaci o glazbenim zapisima moraju biti točni i pravilno uneseni</text:p>
        </text:list-item>
        <text:list-item>
          <text:p text:style-name="P57"><text:span text:style-name="T51">S</text:span>ustav mora biti jasan i pregledan, kako bi se korisnici lako snašli i mogli iskoristiti sve funkcionalnosti sustava bez obzira na razinu informatičke pismenosti</text:p>
        </text:list-item>
        <text:list-item>
          <text:p text:style-name="P121"><text:span text:style-name="T53">S</text:span><text:span text:style-name="T52">ustav mora svim aktorima omogućavati istovremeno korištenje svih funkcionalnosti; korisničko iskustvo ne smije biti ometeno zbog održavanja baze ili unošenja promjena u nju</text:span></text:p>
        </text:list-item>
      </text:list>
      <text:h text:style-name="P43" text:outline-level="1"><text:bookmark-start text:name="__RefHeading___Toc206_1769527897"/>6. Arhitektura i dizajn sustava<text:bookmark-end text:name="__RefHeading___Toc206_1769527897"/></text:h>
      <text:h text:style-name="P45" text:outline-level="2"><text:bookmark-start text:name="__RefHeading___Toc443_1769527897"/>6.1. Svrha, opći prioriteti i skica sustava<text:bookmark-end text:name="__RefHeading___Toc443_1769527897"/></text:h>
      <text:h text:style-name="P45" text:outline-level="2"><text:bookmark-start text:name="__RefHeading___Toc445_1769527897"/>6.2. Dijagram razreda s opisom<text:bookmark-end text:name="__RefHeading___Toc445_1769527897"/></text:h>
      <text:h text:style-name="P45" text:outline-level="2"><text:bookmark-start text:name="__RefHeading___Toc447_1769527897"/>6.3. Dijagram objekata<text:bookmark-end text:name="__RefHeading___Toc447_1769527897"/></text:h>
      <text:h text:style-name="P45" text:outline-level="2"><text:bookmark-start text:name="__RefHeading___Toc449_1769527897"/>6.4. Ostali UML dijagrami<text:bookmark-end text:name="__RefHeading___Toc449_1769527897"/></text:h>
      <text:h text:style-name="P43" text:outline-level="1"><text:bookmark-start text:name="__RefHeading___Toc208_1769527897"/>7. Implementacija i korisničko sučelje<text:bookmark-end text:name="__RefHeading___Toc208_1769527897"/></text:h>
      <text:h text:style-name="P45" text:outline-level="2"><text:bookmark-start text:name="__RefHeading___Toc451_1769527897"/>7.1. Dijagram razmještaja<text:bookmark-end text:name="__RefHeading___Toc451_1769527897"/></text:h>
      <text:h text:style-name="P45" text:outline-level="2"><text:bookmark-start text:name="__RefHeading___Toc453_1769527897"/>7.2. Korištene tehnologije i alati<text:bookmark-end text:name="__RefHeading___Toc453_1769527897"/></text:h>
      <text:h text:style-name="P45" text:outline-level="2"><text:bookmark-start text:name="__RefHeading___Toc455_1769527897"/>7.3. Isječak programskog koda vezan za temeljnu funkcionalnost sustava<text:bookmark-end text:name="__RefHeading___Toc455_1769527897"/></text:h>
      <text:h text:style-name="P45" text:outline-level="2"><text:bookmark-start text:name="__RefHeading___Toc457_1769527897"/>7.4. Ispitivanje programskog rješenja<text:bookmark-end text:name="__RefHeading___Toc457_1769527897"/></text:h>
      <text:h text:style-name="P45" text:outline-level="2"><text:bookmark-start text:name="__RefHeading___Toc459_1769527897"/>7.5. Upute za instalaciju<text:bookmark-end text:name="__RefHeading___Toc459_1769527897"/></text:h>
      <text:h text:style-name="P45" text:outline-level="2"><text:bookmark-start text:name="__RefHeading___Toc461_1769527897"/>7.6. Korisničke upute<text:bookmark-end text:name="__RefHeading___Toc461_1769527897"/></text:h>
      <text:h text:style-name="P43" text:outline-level="1"><text:bookmark-start text:name="__RefHeading___Toc210_1769527897"/>8. Zaključak i budući rad<text:bookmark-end text:name="__RefHeading___Toc210_1769527897"/></text:h>
      <text:h text:style-name="P43" text:outline-level="1"><text:bookmark-start text:name="__RefHeading___Toc421_1769527897"/>9. Popis literature<text:bookmark-end text:name="__RefHeading___Toc421_1769527897"/></text:h>
      <text:h text:style-name="P43" text:outline-level="1"><text:bookmark-start text:name="__RefHeading___Toc423_1769527897"/>Dodatak A: Indeks (slika, dijagrama, <text:line-break/>tablica, ispisa koda)<text:bookmark-end text:name="__RefHeading___Toc423_1769527897"/></text:h>
      <text:h text:style-name="P43" text:outline-level="1"><text:bookmark-start text:name="__RefHeading___Toc425_1769527897"/>Dodatak B: Dnevnik sastajanja<text:bookmark-end text:name="__RefHeading___Toc425_1769527897"/></text:h>
      <text:h text:style-name="P43" text:outline-level="1"><text:bookmark-start text:name="__RefHeading___Toc427_1769527897"/>Dodatak C: Prikaz aktivnosti grupe<text:bookmark-end text:name="__RefHeading___Toc427_1769527897"/></text:h>
      <text:h text:style-name="P43" text:outline-level="1"><text:bookmark-start text:name="__RefHeading___Toc429_1769527897"/>Dodatak D: Plan rada / <text:line-break/>Pregled rada i stanje ostvarenja<text:bookmark-end text:name="__RefHeading___Toc429_1769527897"/></text:h>
      <text:p text:style-name="P22"/>
      <text:p text:style-name="P23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66cc" style:font-name="Open Sans Light" fo:font-family="'Open Sans Light'" style:font-style-name="Light" style:font-family-generic="swiss" style:font-pitch="variable" fo:font-size="15pt" fo:font-weight="250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fo:color="#006699" style:font-name="Open Sans Light" fo:font-family="'Open Sans Light'" style:font-style-name="Light" style:font-family-generic="swiss" style:font-pitch="variable" fo:font-size="90%" fo:font-style="normal" fo:font-weight="250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32</text:page-number> / <text:page-count>32</text:page-count><text:tab/><text:date style:data-style-name="N76" text:date-value="2015-11-15T22:57:24.757369486">15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1H39M18S</meta:editing-duration>
    <meta:editing-cycles>18</meta:editing-cycles>
    <meta:generator>LibreOffice/4.4.3.2$Linux_X86_64 LibreOffice_project/40m0$Build-2</meta:generator>
    <meta:initial-creator>Zvonimir </meta:initial-creator>
    <dc:date>2015-11-15T22:57:24.665752246</dc:date>
    <dc:creator>Zvonimir </dc:creator>
    <meta:document-statistic meta:table-count="1" meta:image-count="0" meta:object-count="0" meta:page-count="32" meta:paragraph-count="396" meta:word-count="3255" meta:character-count="21928" meta:non-whitespace-character-count="19253"/>
    <meta:template xlink:type="simple" xlink:actuate="onRequest" xlink:title="default" xlink:href="../../../../../Documents/Office/default.ott" meta:date="2015-10-25T19:30:59.090000000"/>
  </office:meta>
</office:document-meta>
</file>